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8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29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1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3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3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ext-properties fo:color="#000000"/>
    </style:style>
    <style:style style:name="ce47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9306270" table:style-name="ce5">
            <text:p>9.306.270</text:p>
          </table:table-cell>
          <table:table-cell office:value-type="float" office:value="2019500" table:style-name="ce5">
            <text:p>2.019.500</text:p>
          </table:table-cell>
          <table:table-cell office:value-type="float" office:value="1603000" table:style-name="ce5">
            <text:p>1.603.000</text:p>
          </table:table-cell>
          <table:table-cell office:value-type="float" office:value="463400" table:style-name="ce5">
            <text:p>463.400</text:p>
          </table:table-cell>
          <table:table-cell office:value-type="float" office:value="13392170" table:style-name="ce6">
            <text:p>13.392.170</text:p>
          </table:table-cell>
          <table:table-cell office:value-type="float" office:value="12542898" table:style-name="ce6">
            <text:p>12.542.898</text:p>
          </table:table-cell>
          <table:table-cell office:value-type="percentage" office:value="0.93658443702551564" table:style-name="ce7">
            <text:p>93,7%</text:p>
          </table:table-cell>
          <table:table-cell office:value-type="float" office:value="6737370" table:style-name="ce5">
            <text:p>6.737.370</text:p>
          </table:table-cell>
          <table:table-cell office:value-type="float" office:value="6490340" table:style-name="ce5">
            <text:p>6.490.340</text:p>
          </table:table-cell>
          <table:table-cell office:value-type="date" office:date-value="2021-09-18T00:00:00" table:style-name="ce8">
            <text:p>1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508445" table:style-name="ce5">
            <text:p>1.508.445</text:p>
          </table:table-cell>
          <table:table-cell office:value-type="float" office:value="275200" table:style-name="ce5">
            <text:p>275.200</text:p>
          </table:table-cell>
          <table:table-cell office:value-type="float" office:value="265100" table:style-name="ce5">
            <text:p>265.100</text:p>
          </table:table-cell>
          <table:table-cell office:value-type="float" office:value="64700" table:style-name="ce5">
            <text:p>64.700</text:p>
          </table:table-cell>
          <table:table-cell office:value-type="float" office:value="2113445" table:style-name="ce6">
            <text:p>2.113.445</text:p>
          </table:table-cell>
          <table:table-cell office:value-type="float" office:value="1948925" table:style-name="ce6">
            <text:p>1.948.925</text:p>
          </table:table-cell>
          <table:table-cell office:value-type="percentage" office:value="0.9221555327912484" table:style-name="ce7">
            <text:p>92,2%</text:p>
          </table:table-cell>
          <table:table-cell office:value-type="float" office:value="1053671" table:style-name="ce5">
            <text:p>1.053.671</text:p>
          </table:table-cell>
          <table:table-cell office:value-type="float" office:value="1018424" table:style-name="ce5">
            <text:p>1.018.424</text:p>
          </table:table-cell>
          <table:table-cell office:value-type="date" office:date-value="2021-09-17T00:00:00" table:style-name="ce8">
            <text:p>1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200155" table:style-name="ce5">
            <text:p>1.200.155</text:p>
          </table:table-cell>
          <table:table-cell office:value-type="float" office:value="162000" table:style-name="ce5">
            <text:p>162.000</text:p>
          </table:table-cell>
          <table:table-cell office:value-type="float" office:value="220900" table:style-name="ce5">
            <text:p>220.900</text:p>
          </table:table-cell>
          <table:table-cell office:value-type="float" office:value="49700" table:style-name="ce5">
            <text:p>49.700</text:p>
          </table:table-cell>
          <table:table-cell office:value-type="float" office:value="1632755" table:style-name="ce6">
            <text:p>1.632.755</text:p>
          </table:table-cell>
          <table:table-cell office:value-type="float" office:value="1644879" table:style-name="ce6">
            <text:p>1.644.879</text:p>
          </table:table-cell>
          <table:table-cell office:value-type="percentage" office:value="1.0074254863711947" table:style-name="ce7">
            <text:p>100,7%</text:p>
          </table:table-cell>
          <table:table-cell office:value-type="float" office:value="868931" table:style-name="ce5">
            <text:p>868.931</text:p>
          </table:table-cell>
          <table:table-cell office:value-type="float" office:value="848881" table:style-name="ce5">
            <text:p>848.881</text:p>
          </table:table-cell>
          <table:table-cell office:value-type="date" office:date-value="2021-09-19T00:00:00" table:style-name="ce8">
            <text:p>1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272150" table:style-name="ce5">
            <text:p>1.272.150</text:p>
          </table:table-cell>
          <table:table-cell office:value-type="float" office:value="305100" table:style-name="ce5">
            <text:p>305.100</text:p>
          </table:table-cell>
          <table:table-cell office:value-type="float" office:value="256400" table:style-name="ce5">
            <text:p>256.400</text:p>
          </table:table-cell>
          <table:table-cell office:value-type="float" office:value="57600" table:style-name="ce5">
            <text:p>57.600</text:p>
          </table:table-cell>
          <table:table-cell office:value-type="float" office:value="1891250" table:style-name="ce6">
            <text:p>1.891.250</text:p>
          </table:table-cell>
          <table:table-cell office:value-type="float" office:value="1561044" table:style-name="ce6">
            <text:p>1.561.044</text:p>
          </table:table-cell>
          <table:table-cell office:value-type="percentage" office:value="0.82540330469266354" table:style-name="ce7">
            <text:p>82,5%</text:p>
          </table:table-cell>
          <table:table-cell office:value-type="float" office:value="839959" table:style-name="ce5">
            <text:p>839.959</text:p>
          </table:table-cell>
          <table:table-cell office:value-type="float" office:value="811179" table:style-name="ce5">
            <text:p>811.179</text:p>
          </table:table-cell>
          <table:table-cell office:value-type="date" office:date-value="2021-09-19T00:00:00" table:style-name="ce8">
            <text:p>1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2324760" table:style-name="ce5">
            <text:p>2.324.760</text:p>
          </table:table-cell>
          <table:table-cell office:value-type="float" office:value="574700" table:style-name="ce5">
            <text:p>574.700</text:p>
          </table:table-cell>
          <table:table-cell office:value-type="float" office:value="455800" table:style-name="ce5">
            <text:p>455.800</text:p>
          </table:table-cell>
          <table:table-cell office:value-type="float" office:value="133650" table:style-name="ce5">
            <text:p>133.650</text:p>
          </table:table-cell>
          <table:table-cell office:value-type="float" office:value="3488910" table:style-name="ce6">
            <text:p>3.488.910</text:p>
          </table:table-cell>
          <table:table-cell office:value-type="float" office:value="3082735" table:style-name="ce6">
            <text:p>3.082.735</text:p>
          </table:table-cell>
          <table:table-cell office:value-type="percentage" office:value="0.88358111845820042" table:style-name="ce7">
            <text:p>88,4%</text:p>
          </table:table-cell>
          <table:table-cell office:value-type="float" office:value="1653675" table:style-name="ce5">
            <text:p>1.653.675</text:p>
          </table:table-cell>
          <table:table-cell office:value-type="float" office:value="1594010" table:style-name="ce5">
            <text:p>1.594.010</text:p>
          </table:table-cell>
          <table:table-cell office:value-type="date" office:date-value="2021-09-19T00:00:00" table:style-name="ce8">
            <text:p>1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666465" table:style-name="ce5">
            <text:p>666.465</text:p>
          </table:table-cell>
          <table:table-cell office:value-type="float" office:value="114900" table:style-name="ce5">
            <text:p>114.900</text:p>
          </table:table-cell>
          <table:table-cell office:value-type="float" office:value="125200" table:style-name="ce5">
            <text:p>125.200</text:p>
          </table:table-cell>
          <table:table-cell office:value-type="float" office:value="24950" table:style-name="ce5">
            <text:p>24.950</text:p>
          </table:table-cell>
          <table:table-cell office:value-type="float" office:value="931515" table:style-name="ce6">
            <text:p>931.515</text:p>
          </table:table-cell>
          <table:table-cell office:value-type="float" office:value="887135" table:style-name="ce6">
            <text:p>887.135</text:p>
          </table:table-cell>
          <table:table-cell office:value-type="percentage" office:value="0.9523571815805435" table:style-name="ce7">
            <text:p>95,2%</text:p>
          </table:table-cell>
          <table:table-cell office:value-type="float" office:value="474591" table:style-name="ce5">
            <text:p>474.591</text:p>
          </table:table-cell>
          <table:table-cell office:value-type="float" office:value="453821" table:style-name="ce5">
            <text:p>453.821</text:p>
          </table:table-cell>
          <table:table-cell office:value-type="date" office:date-value="2021-09-19T00:00:00" table:style-name="ce8">
            <text:p>1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819415" table:style-name="ce5">
            <text:p>2.819.415</text:p>
          </table:table-cell>
          <table:table-cell office:value-type="float" office:value="412400" table:style-name="ce5">
            <text:p>412.400</text:p>
          </table:table-cell>
          <table:table-cell office:value-type="float" office:value="481200" table:style-name="ce5">
            <text:p>481.200</text:p>
          </table:table-cell>
          <table:table-cell office:value-type="float" office:value="102200" table:style-name="ce5">
            <text:p>102.200</text:p>
          </table:table-cell>
          <table:table-cell office:value-type="float" office:value="3815215" table:style-name="ce6">
            <text:p>3.815.215</text:p>
          </table:table-cell>
          <table:table-cell office:value-type="float" office:value="3676926" table:style-name="ce6">
            <text:p>3.676.926</text:p>
          </table:table-cell>
          <table:table-cell office:value-type="percentage" office:value="0.96375328782257352" table:style-name="ce7">
            <text:p>96,4%</text:p>
          </table:table-cell>
          <table:table-cell office:value-type="float" office:value="1976809" table:style-name="ce5">
            <text:p>1.976.809</text:p>
          </table:table-cell>
          <table:table-cell office:value-type="float" office:value="1912497" table:style-name="ce5">
            <text:p>1.912.497</text:p>
          </table:table-cell>
          <table:table-cell office:value-type="date" office:date-value="2021-09-18T00:00:00" table:style-name="ce8">
            <text:p>1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2256795" table:style-name="ce5">
            <text:p>2.256.795</text:p>
          </table:table-cell>
          <table:table-cell office:value-type="float" office:value="446800" table:style-name="ce5">
            <text:p>446.800</text:p>
          </table:table-cell>
          <table:table-cell office:value-type="float" office:value="411700" table:style-name="ce5">
            <text:p>411.700</text:p>
          </table:table-cell>
          <table:table-cell office:value-type="float" office:value="101375" table:style-name="ce5">
            <text:p>101.375</text:p>
          </table:table-cell>
          <table:table-cell office:value-type="float" office:value="3216670" table:style-name="ce6">
            <text:p>3.216.670</text:p>
          </table:table-cell>
          <table:table-cell office:value-type="float" office:value="2952083" table:style-name="ce6">
            <text:p>2.952.083</text:p>
          </table:table-cell>
          <table:table-cell office:value-type="percentage" office:value="0.91774505933154471" table:style-name="ce7">
            <text:p>91,8%</text:p>
          </table:table-cell>
          <table:table-cell office:value-type="float" office:value="1599074" table:style-name="ce5">
            <text:p>1.599.074</text:p>
          </table:table-cell>
          <table:table-cell office:value-type="float" office:value="1516321" table:style-name="ce5">
            <text:p>1.516.321</text:p>
          </table:table-cell>
          <table:table-cell office:value-type="date" office:date-value="2021-09-19T00:00:00" table:style-name="ce8">
            <text:p>1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8368460" table:style-name="ce5">
            <text:p>8.368.460</text:p>
          </table:table-cell>
          <table:table-cell office:value-type="float" office:value="1604900" table:style-name="ce5">
            <text:p>1.604.900</text:p>
          </table:table-cell>
          <table:table-cell office:value-type="float" office:value="1514300" table:style-name="ce5">
            <text:p>1.514.300</text:p>
          </table:table-cell>
          <table:table-cell office:value-type="float" office:value="375750" table:style-name="ce5">
            <text:p>375.750</text:p>
          </table:table-cell>
          <table:table-cell office:value-type="float" office:value="11863410" table:style-name="ce6">
            <text:p>11.863.410</text:p>
          </table:table-cell>
          <table:table-cell office:value-type="float" office:value="10795242" table:style-name="ce6">
            <text:p>10.795.242</text:p>
          </table:table-cell>
          <table:table-cell office:value-type="percentage" office:value="0.90996113259172529" table:style-name="ce7">
            <text:p>91,0%</text:p>
          </table:table-cell>
          <table:table-cell office:value-type="float" office:value="5845112" table:style-name="ce5">
            <text:p>5.845.112</text:p>
          </table:table-cell>
          <table:table-cell office:value-type="float" office:value="5615945" table:style-name="ce5">
            <text:p>5.615.945</text:p>
          </table:table-cell>
          <table:table-cell office:value-type="date" office:date-value="2021-09-19T00:00:00" table:style-name="ce8">
            <text:p>1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5719150" table:style-name="ce5">
            <text:p>5.719.150</text:p>
          </table:table-cell>
          <table:table-cell office:value-type="float" office:value="1213650" table:style-name="ce5">
            <text:p>1.213.650</text:p>
          </table:table-cell>
          <table:table-cell office:value-type="float" office:value="863900" table:style-name="ce5">
            <text:p>863.900</text:p>
          </table:table-cell>
          <table:table-cell office:value-type="float" office:value="213450" table:style-name="ce5">
            <text:p>213.450</text:p>
          </table:table-cell>
          <table:table-cell office:value-type="float" office:value="8010150" table:style-name="ce6">
            <text:p>8.010.150</text:p>
          </table:table-cell>
          <table:table-cell office:value-type="float" office:value="7450805" table:style-name="ce6">
            <text:p>7.450.805</text:p>
          </table:table-cell>
          <table:table-cell office:value-type="percentage" office:value="0.93017047121464647" table:style-name="ce7">
            <text:p>93,0%</text:p>
          </table:table-cell>
          <table:table-cell office:value-type="float" office:value="4032517" table:style-name="ce5">
            <text:p>4.032.517</text:p>
          </table:table-cell>
          <table:table-cell office:value-type="float" office:value="3866367" table:style-name="ce5">
            <text:p>3.866.367</text:p>
          </table:table-cell>
          <table:table-cell office:value-type="date" office:date-value="2021-09-19T00:00:00" table:style-name="ce8">
            <text:p>1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216295" table:style-name="ce5">
            <text:p>1.216.295</text:p>
          </table:table-cell>
          <table:table-cell office:value-type="float" office:value="218200" table:style-name="ce5">
            <text:p>218.200</text:p>
          </table:table-cell>
          <table:table-cell office:value-type="float" office:value="186000" table:style-name="ce5">
            <text:p>186.000</text:p>
          </table:table-cell>
          <table:table-cell office:value-type="float" office:value="51750" table:style-name="ce5">
            <text:p>51.750</text:p>
          </table:table-cell>
          <table:table-cell office:value-type="float" office:value="1672245" table:style-name="ce6">
            <text:p>1.672.245</text:p>
          </table:table-cell>
          <table:table-cell office:value-type="float" office:value="1666965" table:style-name="ce6">
            <text:p>1.666.965</text:p>
          </table:table-cell>
          <table:table-cell office:value-type="percentage" office:value="0.99684256792515447" table:style-name="ce7">
            <text:p>99,7%</text:p>
          </table:table-cell>
          <table:table-cell office:value-type="float" office:value="889169" table:style-name="ce5">
            <text:p>889.169</text:p>
          </table:table-cell>
          <table:table-cell office:value-type="float" office:value="863450" table:style-name="ce5">
            <text:p>863.450</text:p>
          </table:table-cell>
          <table:table-cell office:value-type="date" office:date-value="2021-09-19T00:00:00" table:style-name="ce8">
            <text:p>1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3117589" table:style-name="ce5">
            <text:p>3.117.589</text:p>
          </table:table-cell>
          <table:table-cell office:value-type="float" office:value="507400" table:style-name="ce5">
            <text:p>507.400</text:p>
          </table:table-cell>
          <table:table-cell office:value-type="float" office:value="573400" table:style-name="ce5">
            <text:p>573.400</text:p>
          </table:table-cell>
          <table:table-cell office:value-type="float" office:value="122700" table:style-name="ce5">
            <text:p>122.700</text:p>
          </table:table-cell>
          <table:table-cell office:value-type="float" office:value="4321089" table:style-name="ce6">
            <text:p>4.321.089</text:p>
          </table:table-cell>
          <table:table-cell office:value-type="float" office:value="4321801" table:style-name="ce6">
            <text:p>4.321.801</text:p>
          </table:table-cell>
          <table:table-cell office:value-type="percentage" office:value="1.0001647732782175" table:style-name="ce7">
            <text:p>100,0%</text:p>
          </table:table-cell>
          <table:table-cell office:value-type="float" office:value="2293493" table:style-name="ce5">
            <text:p>2.293.493</text:p>
          </table:table-cell>
          <table:table-cell office:value-type="float" office:value="2235381" table:style-name="ce5">
            <text:p>2.235.381</text:p>
          </table:table-cell>
          <table:table-cell office:value-type="date" office:date-value="2021-09-19T00:00:00" table:style-name="ce8">
            <text:p>1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69785" table:style-name="ce5">
            <text:p>369.785</text:p>
          </table:table-cell>
          <table:table-cell office:value-type="float" office:value="67600" table:style-name="ce5">
            <text:p>67.600</text:p>
          </table:table-cell>
          <table:table-cell office:value-type="float" office:value="53300" table:style-name="ce5">
            <text:p>53.300</text:p>
          </table:table-cell>
          <table:table-cell office:value-type="float" office:value="15200" table:style-name="ce5">
            <text:p>15.200</text:p>
          </table:table-cell>
          <table:table-cell office:value-type="float" office:value="505885" table:style-name="ce6">
            <text:p>505.885</text:p>
          </table:table-cell>
          <table:table-cell office:value-type="float" office:value="467002" table:style-name="ce6">
            <text:p>467.002</text:p>
          </table:table-cell>
          <table:table-cell office:value-type="percentage" office:value="0.92313865799539419" table:style-name="ce7">
            <text:p>92,3%</text:p>
          </table:table-cell>
          <table:table-cell office:value-type="float" office:value="255051" table:style-name="ce5">
            <text:p>255.051</text:p>
          </table:table-cell>
          <table:table-cell office:value-type="float" office:value="246207" table:style-name="ce5">
            <text:p>246.207</text:p>
          </table:table-cell>
          <table:table-cell office:value-type="date" office:date-value="2021-09-17T00:00:00" table:style-name="ce8">
            <text:p>1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7602579" table:style-name="ce5">
            <text:p>7.602.579</text:p>
          </table:table-cell>
          <table:table-cell office:value-type="float" office:value="1645800" table:style-name="ce5">
            <text:p>1.645.800</text:p>
          </table:table-cell>
          <table:table-cell office:value-type="float" office:value="1220900" table:style-name="ce5">
            <text:p>1.220.900</text:p>
          </table:table-cell>
          <table:table-cell office:value-type="float" office:value="321450" table:style-name="ce5">
            <text:p>321.450</text:p>
          </table:table-cell>
          <table:table-cell office:value-type="float" office:value="10790729" table:style-name="ce6">
            <text:p>10.790.729</text:p>
          </table:table-cell>
          <table:table-cell office:value-type="float" office:value="9546506" table:style-name="ce6">
            <text:p>9.546.506</text:p>
          </table:table-cell>
          <table:table-cell office:value-type="percentage" office:value="0.88469518602496644" table:style-name="ce7">
            <text:p>88,5%</text:p>
          </table:table-cell>
          <table:table-cell office:value-type="float" office:value="5247529" table:style-name="ce5">
            <text:p>5.247.529</text:p>
          </table:table-cell>
          <table:table-cell office:value-type="float" office:value="4999281" table:style-name="ce5">
            <text:p>4.999.281</text:p>
          </table:table-cell>
          <table:table-cell office:value-type="date" office:date-value="2021-09-19T00:00:00" table:style-name="ce8">
            <text:p>1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687865" table:style-name="ce5">
            <text:p>1.687.865</text:p>
          </table:table-cell>
          <table:table-cell office:value-type="float" office:value="398000" table:style-name="ce5">
            <text:p>398.000</text:p>
          </table:table-cell>
          <table:table-cell office:value-type="float" office:value="253100" table:style-name="ce5">
            <text:p>253.100</text:p>
          </table:table-cell>
          <table:table-cell office:value-type="float" office:value="68300" table:style-name="ce5">
            <text:p>68.300</text:p>
          </table:table-cell>
          <table:table-cell office:value-type="float" office:value="2407265" table:style-name="ce6">
            <text:p>2.407.265</text:p>
          </table:table-cell>
          <table:table-cell office:value-type="float" office:value="2173120" table:style-name="ce6">
            <text:p>2.173.120</text:p>
          </table:table-cell>
          <table:table-cell office:value-type="percentage" office:value="0.90273401557369048" table:style-name="ce7">
            <text:p>90,3%</text:p>
          </table:table-cell>
          <table:table-cell office:value-type="float" office:value="1171730" table:style-name="ce5">
            <text:p>1.171.730</text:p>
          </table:table-cell>
          <table:table-cell office:value-type="float" office:value="1123389" table:style-name="ce5">
            <text:p>1.123.389</text:p>
          </table:table-cell>
          <table:table-cell office:value-type="date" office:date-value="2021-09-17T00:00:00" table:style-name="ce8">
            <text:p>1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734325" table:style-name="ce5">
            <text:p>734.325</text:p>
          </table:table-cell>
          <table:table-cell office:value-type="float" office:value="151500" table:style-name="ce5">
            <text:p>151.500</text:p>
          </table:table-cell>
          <table:table-cell office:value-type="float" office:value="136600" table:style-name="ce5">
            <text:p>136.600</text:p>
          </table:table-cell>
          <table:table-cell office:value-type="float" office:value="32750" table:style-name="ce5">
            <text:p>32.750</text:p>
          </table:table-cell>
          <table:table-cell office:value-type="float" office:value="1055175" table:style-name="ce6">
            <text:p>1.055.175</text:p>
          </table:table-cell>
          <table:table-cell office:value-type="float" office:value="958545" table:style-name="ce6">
            <text:p>958.545</text:p>
          </table:table-cell>
          <table:table-cell office:value-type="percentage" office:value="0.90842277347359446" table:style-name="ce7">
            <text:p>90,8%</text:p>
          </table:table-cell>
          <table:table-cell office:value-type="float" office:value="519060" table:style-name="ce5">
            <text:p>519.060</text:p>
          </table:table-cell>
          <table:table-cell office:value-type="float" office:value="504160" table:style-name="ce5">
            <text:p>504.160</text:p>
          </table:table-cell>
          <table:table-cell office:value-type="date" office:date-value="2021-09-19T00:00:00" table:style-name="ce8">
            <text:p>1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484900" table:style-name="ce5">
            <text:p>2.484.900</text:p>
          </table:table-cell>
          <table:table-cell office:value-type="float" office:value="526100" table:style-name="ce5">
            <text:p>526.100</text:p>
          </table:table-cell>
          <table:table-cell office:value-type="float" office:value="444200" table:style-name="ce5">
            <text:p>444.200</text:p>
          </table:table-cell>
          <table:table-cell office:value-type="float" office:value="110850" table:style-name="ce5">
            <text:p>110.850</text:p>
          </table:table-cell>
          <table:table-cell office:value-type="float" office:value="3566050" table:style-name="ce6">
            <text:p>3.566.050</text:p>
          </table:table-cell>
          <table:table-cell office:value-type="float" office:value="3271272" table:style-name="ce6">
            <text:p>3.271.272</text:p>
          </table:table-cell>
          <table:table-cell office:value-type="percentage" office:value="0.91733767053182091" table:style-name="ce7">
            <text:p>91,7%</text:p>
          </table:table-cell>
          <table:table-cell office:value-type="float" office:value="1782628" table:style-name="ce5">
            <text:p>1.782.628</text:p>
          </table:table-cell>
          <table:table-cell office:value-type="float" office:value="1707475" table:style-name="ce5">
            <text:p>1.707.475</text:p>
          </table:table-cell>
          <table:table-cell office:value-type="date" office:date-value="2021-09-19T00:00:00" table:style-name="ce8">
            <text:p>1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95580" table:style-name="ce5">
            <text:p>95.580</text:p>
          </table:table-cell>
          <table:table-cell office:value-type="float" office:value="22400" table:style-name="ce5">
            <text:p>22.4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40230" table:style-name="ce6">
            <text:p>140.230</text:p>
          </table:table-cell>
          <table:table-cell office:value-type="float" office:value="108895" table:style-name="ce6">
            <text:p>108.895</text:p>
          </table:table-cell>
          <table:table-cell office:value-type="percentage" office:value="0.77654567496256155" table:style-name="ce7">
            <text:p>77,7%</text:p>
          </table:table-cell>
          <table:table-cell office:value-type="float" office:value="60100" table:style-name="ce5">
            <text:p>60.100</text:p>
          </table:table-cell>
          <table:table-cell office:value-type="float" office:value="56262" table:style-name="ce5">
            <text:p>56.262</text:p>
          </table:table-cell>
          <table:table-cell office:value-type="date" office:date-value="2021-09-18T00:00:00" table:style-name="ce8">
            <text:p>18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96750" table:style-name="ce5">
            <text:p>96.750</text:p>
          </table:table-cell>
          <table:table-cell office:value-type="float" office:value="23500" table:style-name="ce5">
            <text:p>23.5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41100" table:style-name="ce6">
            <text:p>141.100</text:p>
          </table:table-cell>
          <table:table-cell office:value-type="float" office:value="98746" table:style-name="ce6">
            <text:p>98.746</text:p>
          </table:table-cell>
          <table:table-cell office:value-type="percentage" office:value="0.69982990786676114" table:style-name="ce7">
            <text:p>70,0%</text:p>
          </table:table-cell>
          <table:table-cell office:value-type="float" office:value="55666" table:style-name="ce5">
            <text:p>55.666</text:p>
          </table:table-cell>
          <table:table-cell office:value-type="float" office:value="52402" table:style-name="ce5">
            <text:p>52.402</text:p>
          </table:table-cell>
          <table:table-cell office:value-type="date" office:date-value="2021-09-15T00:00:00" table:style-name="ce8">
            <text:p>1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8138" table:style-name="ce5">
            <text:p>48.138</text:p>
          </table:table-cell>
          <table:table-cell office:value-type="float" office:value="58300" table:style-name="ce5">
            <text:p>58.300</text:p>
          </table:table-cell>
          <table:table-cell office:value-type="float" office:value="103800" table:style-name="ce5">
            <text:p>103.800</text:p>
          </table:table-cell>
          <table:table-cell office:value-type="float" office:value="2000" table:style-name="ce5">
            <text:p>2.000</text:p>
          </table:table-cell>
          <table:table-cell office:value-type="float" office:value="212238" table:style-name="ce6">
            <text:p>212.238</text:p>
          </table:table-cell>
          <table:table-cell office:value-type="float" office:value="171455" table:style-name="ce6">
            <text:p>171.455</text:p>
          </table:table-cell>
          <table:table-cell office:value-type="percentage" office:value="0.80784308182323616" table:style-name="ce7">
            <text:p>80,8%</text:p>
          </table:table-cell>
          <table:table-cell office:value-type="float" office:value="92088" table:style-name="ce5">
            <text:p>92.088</text:p>
          </table:table-cell>
          <table:table-cell office:value-type="float" office:value="85729" table:style-name="ce5">
            <text:p>85.729</text:p>
          </table:table-cell>
          <table:table-cell office:value-type="date" office:date-value="2021-09-17T00:00:00" table:style-name="ce8">
            <text:p>1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680" table:style-name="ce5">
            <text:p>4.680</text:p>
          </table:table-cell>
          <table:table-cell office:value-type="float" office:value="0" table:style-name="ce5">
            <text:p>0</text:p>
          </table:table-cell>
          <table:table-cell office:value-type="float" office:value="3285" table:style-name="ce5">
            <text:p>3.285</text:p>
          </table:table-cell>
          <table:table-cell office:value-type="float" office:value="7965" table:style-name="ce6">
            <text:p>7.965</text:p>
          </table:table-cell>
          <table:table-cell office:value-type="float" office:value="5850" table:style-name="ce6">
            <text:p>5.850</text:p>
          </table:table-cell>
          <table:table-cell office:value-type="percentage" office:value="0.7344632768361582" table:style-name="ce7">
            <text:p>73,4%</text:p>
          </table:table-cell>
          <table:table-cell office:value-type="float" office:value="4306" table:style-name="ce5">
            <text:p>4.306</text:p>
          </table:table-cell>
          <table:table-cell office:value-type="float" office:value="4025" table:style-name="ce5">
            <text:p>4.025</text:p>
          </table:table-cell>
          <table:table-cell office:value-type="date" office:date-value="2021-09-17T00:00:00" table:style-name="ce8">
            <text:p>17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52895871" table:style-name="ce11">
            <text:p>52.895.871</text:p>
          </table:table-cell>
          <table:table-cell office:value-type="float" office:value="10752630" table:style-name="ce12">
            <text:p>10.752.630</text:p>
          </table:table-cell>
          <table:table-cell office:value-type="float" office:value="9202000" table:style-name="ce13">
            <text:p>9.202.000</text:p>
          </table:table-cell>
          <table:table-cell office:value-type="float" office:value="2324960" table:style-name="ce14">
            <text:p>2.324.960</text:p>
          </table:table-cell>
          <table:table-cell office:value-type="float" office:value="75175461" table:style-name="ce15">
            <text:p>75.175.461</text:p>
          </table:table-cell>
          <table:table-cell office:value-type="float" office:value="69332829" table:style-name="ce15">
            <text:p>69.332.829</text:p>
          </table:table-cell>
          <table:table-cell office:value-type="percentage" office:value="0.92228006423532272" table:style-name="ce16">
            <text:p>92,2%</text:p>
          </table:table-cell>
          <table:table-cell office:value-type="float" office:value="37452529" table:style-name="ce15">
            <text:p>37.452.529</text:p>
          </table:table-cell>
          <table:table-cell office:value-type="float" office:value="36005546" table:style-name="ce15">
            <text:p>36.005.546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456760" table:style-name="ce23">
            <text:p>4.456.760</text:p>
          </table:table-cell>
          <table:table-cell office:value-type="percentage" office:value="0.9625459404485226" table:style-name="ce24">
            <text:p>96,3%</text:p>
          </table:table-cell>
          <table:table-cell office:value-type="float" office:value="4390446" table:style-name="ce23">
            <text:p>4.390.446</text:p>
          </table:table-cell>
          <table:table-cell office:value-type="percentage" office:value="0.94822381596910188" table:style-name="ce24">
            <text:p>94,8%</text:p>
          </table:table-cell>
          <table:table-cell office:value-type="date" office:date-value="2021-09-18T00:00:00" table:style-name="ce25">
            <text:p>1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23">
            <text:p>787.338</text:p>
          </table:table-cell>
          <table:table-cell office:value-type="float" office:value="745261" table:style-name="ce23">
            <text:p>745.261</text:p>
          </table:table-cell>
          <table:table-cell office:value-type="percentage" office:value="0.9465578950844491" table:style-name="ce24">
            <text:p>94,7%</text:p>
          </table:table-cell>
          <table:table-cell office:value-type="float" office:value="734618" table:style-name="ce23">
            <text:p>734.618</text:p>
          </table:table-cell>
          <table:table-cell office:value-type="percentage" office:value="0.93304019366523649" table:style-name="ce24">
            <text:p>93,3%</text:p>
          </table:table-cell>
          <table:table-cell office:value-type="date" office:date-value="2021-09-17T00:00:00" table:style-name="ce25">
            <text:p>1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23">
            <text:p>676.365</text:p>
          </table:table-cell>
          <table:table-cell office:value-type="float" office:value="654017" table:style-name="ce23">
            <text:p>654.017</text:p>
          </table:table-cell>
          <table:table-cell office:value-type="percentage" office:value="0.9669586687661248" table:style-name="ce24">
            <text:p>96,7%</text:p>
          </table:table-cell>
          <table:table-cell office:value-type="float" office:value="648231" table:style-name="ce23">
            <text:p>648.231</text:p>
          </table:table-cell>
          <table:table-cell office:value-type="percentage" office:value="0.95840411612073362" table:style-name="ce24">
            <text:p>95,8%</text:p>
          </table:table-cell>
          <table:table-cell office:value-type="date" office:date-value="2021-09-19T00:00:00" table:style-name="ce25">
            <text:p>1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23">
            <text:p>619.258</text:p>
          </table:table-cell>
          <table:table-cell office:value-type="float" office:value="554105" table:style-name="ce23">
            <text:p>554.105</text:p>
          </table:table-cell>
          <table:table-cell office:value-type="percentage" office:value="0.89478860184285058" table:style-name="ce24">
            <text:p>89,5%</text:p>
          </table:table-cell>
          <table:table-cell office:value-type="float" office:value="544658" table:style-name="ce23">
            <text:p>544.658</text:p>
          </table:table-cell>
          <table:table-cell office:value-type="percentage" office:value="0.87953324785469056" table:style-name="ce24">
            <text:p>88,0%</text:p>
          </table:table-cell>
          <table:table-cell office:value-type="date" office:date-value="2021-09-19T00:00:00" table:style-name="ce25">
            <text:p>1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23">
            <text:p>1.218.295</text:p>
          </table:table-cell>
          <table:table-cell office:value-type="float" office:value="1102337" table:style-name="ce23">
            <text:p>1.102.337</text:p>
          </table:table-cell>
          <table:table-cell office:value-type="percentage" office:value="0.90481944028334682" table:style-name="ce24">
            <text:p>90,5%</text:p>
          </table:table-cell>
          <table:table-cell office:value-type="float" office:value="1084099" table:style-name="ce23">
            <text:p>1.084.099</text:p>
          </table:table-cell>
          <table:table-cell office:value-type="percentage" office:value="0.88984933862488147" table:style-name="ce24">
            <text:p>89,0%</text:p>
          </table:table-cell>
          <table:table-cell office:value-type="date" office:date-value="2021-09-19T00:00:00" table:style-name="ce25">
            <text:p>1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23">
            <text:p>359.186</text:p>
          </table:table-cell>
          <table:table-cell office:value-type="float" office:value="345030" table:style-name="ce23">
            <text:p>345.030</text:p>
          </table:table-cell>
          <table:table-cell office:value-type="percentage" office:value="0.96058866436887846" table:style-name="ce24">
            <text:p>96,1%</text:p>
          </table:table-cell>
          <table:table-cell office:value-type="float" office:value="341741" table:style-name="ce23">
            <text:p>341.741</text:p>
          </table:table-cell>
          <table:table-cell office:value-type="percentage" office:value="0.95143184868007102" table:style-name="ce24">
            <text:p>95,1%</text:p>
          </table:table-cell>
          <table:table-cell office:value-type="date" office:date-value="2021-09-19T00:00:00" table:style-name="ce25">
            <text:p>1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23">
            <text:p>1.532.122</text:p>
          </table:table-cell>
          <table:table-cell office:value-type="float" office:value="1467344" table:style-name="ce23">
            <text:p>1.467.344</text:p>
          </table:table-cell>
          <table:table-cell office:value-type="percentage" office:value="0.95772007712179574" table:style-name="ce24">
            <text:p>95,8%</text:p>
          </table:table-cell>
          <table:table-cell office:value-type="float" office:value="1448073" table:style-name="ce23">
            <text:p>1.448.073</text:p>
          </table:table-cell>
          <table:table-cell office:value-type="percentage" office:value="0.94514209703926977" table:style-name="ce24">
            <text:p>94,5%</text:p>
          </table:table-cell>
          <table:table-cell office:value-type="date" office:date-value="2021-09-18T00:00:00" table:style-name="ce25">
            <text:p>18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23">
            <text:p>1.150.822</text:p>
          </table:table-cell>
          <table:table-cell office:value-type="float" office:value="1087867" table:style-name="ce23">
            <text:p>1.087.867</text:p>
          </table:table-cell>
          <table:table-cell office:value-type="percentage" office:value="0.94529562347608931" table:style-name="ce24">
            <text:p>94,5%</text:p>
          </table:table-cell>
          <table:table-cell office:value-type="float" office:value="1055561" table:style-name="ce23">
            <text:p>1.055.561</text:p>
          </table:table-cell>
          <table:table-cell office:value-type="percentage" office:value="0.91722351501796107" table:style-name="ce24">
            <text:p>91,7%</text:p>
          </table:table-cell>
          <table:table-cell office:value-type="date" office:date-value="2021-09-19T00:00:00" table:style-name="ce25">
            <text:p>1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23">
            <text:p>4.328.607</text:p>
          </table:table-cell>
          <table:table-cell office:value-type="float" office:value="4004411" table:style-name="ce23">
            <text:p>4.004.411</text:p>
          </table:table-cell>
          <table:table-cell office:value-type="percentage" office:value="0.92510384980664684" table:style-name="ce24">
            <text:p>92,5%</text:p>
          </table:table-cell>
          <table:table-cell office:value-type="float" office:value="3938523" table:style-name="ce23">
            <text:p>3.938.523</text:p>
          </table:table-cell>
          <table:table-cell office:value-type="percentage" office:value="0.90988232472941066" table:style-name="ce24">
            <text:p>91,0%</text:p>
          </table:table-cell>
          <table:table-cell office:value-type="date" office:date-value="2021-09-19T00:00:00" table:style-name="ce25">
            <text:p>1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23">
            <text:p>2.899.043</text:p>
          </table:table-cell>
          <table:table-cell office:value-type="float" office:value="2761197" table:style-name="ce23">
            <text:p>2.761.197</text:p>
          </table:table-cell>
          <table:table-cell office:value-type="percentage" office:value="0.95245120544952244" table:style-name="ce24">
            <text:p>95,2%</text:p>
          </table:table-cell>
          <table:table-cell office:value-type="float" office:value="2720711" table:style-name="ce23">
            <text:p>2.720.711</text:p>
          </table:table-cell>
          <table:table-cell office:value-type="percentage" office:value="0.93848590724594294" table:style-name="ce24">
            <text:p>93,8%</text:p>
          </table:table-cell>
          <table:table-cell office:value-type="date" office:date-value="2021-09-19T00:00:00" table:style-name="ce25">
            <text:p>1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23">
            <text:p>621.888</text:p>
          </table:table-cell>
          <table:table-cell office:value-type="float" office:value="613557" table:style-name="ce23">
            <text:p>613.557</text:p>
          </table:table-cell>
          <table:table-cell office:value-type="percentage" office:value="0.98660369712874341" table:style-name="ce24">
            <text:p>98,7%</text:p>
          </table:table-cell>
          <table:table-cell office:value-type="float" office:value="606429" table:style-name="ce23">
            <text:p>606.429</text:p>
          </table:table-cell>
          <table:table-cell office:value-type="percentage" office:value="0.97514182618092005" table:style-name="ce24">
            <text:p>97,5%</text:p>
          </table:table-cell>
          <table:table-cell office:value-type="date" office:date-value="2021-09-19T00:00:00" table:style-name="ce25">
            <text:p>1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23">
            <text:p>1.720.101</text:p>
          </table:table-cell>
          <table:table-cell office:value-type="float" office:value="1673361" table:style-name="ce23">
            <text:p>1.673.361</text:p>
          </table:table-cell>
          <table:table-cell office:value-type="percentage" office:value="0.97282717700879195" table:style-name="ce24">
            <text:p>97,3%</text:p>
          </table:table-cell>
          <table:table-cell office:value-type="float" office:value="1657149" table:style-name="ce23">
            <text:p>1.657.149</text:p>
          </table:table-cell>
          <table:table-cell office:value-type="percentage" office:value="0.96340214905985166" table:style-name="ce24">
            <text:p>96,3%</text:p>
          </table:table-cell>
          <table:table-cell office:value-type="date" office:date-value="2021-09-19T00:00:00" table:style-name="ce25">
            <text:p>1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23">
            <text:p>188.661</text:p>
          </table:table-cell>
          <table:table-cell office:value-type="float" office:value="182174" table:style-name="ce23">
            <text:p>182.174</text:p>
          </table:table-cell>
          <table:table-cell office:value-type="percentage" office:value="0.96561557502610507" table:style-name="ce24">
            <text:p>96,6%</text:p>
          </table:table-cell>
          <table:table-cell office:value-type="float" office:value="179494" table:style-name="ce23">
            <text:p>179.494</text:p>
          </table:table-cell>
          <table:table-cell office:value-type="percentage" office:value="0.95141020136647214" table:style-name="ce24">
            <text:p>95,1%</text:p>
          </table:table-cell>
          <table:table-cell office:value-type="date" office:date-value="2021-09-17T00:00:00" table:style-name="ce25">
            <text:p>1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23">
            <text:p>3.732.280</text:p>
          </table:table-cell>
          <table:table-cell office:value-type="float" office:value="3522158" table:style-name="ce23">
            <text:p>3.522.158</text:p>
          </table:table-cell>
          <table:table-cell office:value-type="percentage" office:value="0.94370143719120747" table:style-name="ce24">
            <text:p>94,4%</text:p>
          </table:table-cell>
          <table:table-cell office:value-type="float" office:value="3462271" table:style-name="ce23">
            <text:p>3.462.271</text:p>
          </table:table-cell>
          <table:table-cell office:value-type="percentage" office:value="0.9276557493006955" table:style-name="ce24">
            <text:p>92,8%</text:p>
          </table:table-cell>
          <table:table-cell office:value-type="date" office:date-value="2021-09-19T00:00:00" table:style-name="ce25">
            <text:p>1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23">
            <text:p>786.992</text:p>
          </table:table-cell>
          <table:table-cell office:value-type="float" office:value="759803" table:style-name="ce23">
            <text:p>759.803</text:p>
          </table:table-cell>
          <table:table-cell office:value-type="percentage" office:value="0.96545199951206617" table:style-name="ce24">
            <text:p>96,5%</text:p>
          </table:table-cell>
          <table:table-cell office:value-type="float" office:value="742729" table:style-name="ce23">
            <text:p>742.729</text:p>
          </table:table-cell>
          <table:table-cell office:value-type="percentage" office:value="0.94375673450301911" table:style-name="ce24">
            <text:p>94,4%</text:p>
          </table:table-cell>
          <table:table-cell office:value-type="date" office:date-value="2021-09-17T00:00:00" table:style-name="ce25">
            <text:p>17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23">
            <text:p>375.498</text:p>
          </table:table-cell>
          <table:table-cell office:value-type="float" office:value="356251" table:style-name="ce23">
            <text:p>356.251</text:p>
          </table:table-cell>
          <table:table-cell office:value-type="percentage" office:value="0.94874273631284323" table:style-name="ce24">
            <text:p>94,9%</text:p>
          </table:table-cell>
          <table:table-cell office:value-type="float" office:value="352078" table:style-name="ce23">
            <text:p>352.078</text:p>
          </table:table-cell>
          <table:table-cell office:value-type="percentage" office:value="0.93762949469770807" table:style-name="ce24">
            <text:p>93,8%</text:p>
          </table:table-cell>
          <table:table-cell office:value-type="date" office:date-value="2021-09-19T00:00:00" table:style-name="ce25">
            <text:p>19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23">
            <text:p>1.353.260</text:p>
          </table:table-cell>
          <table:table-cell office:value-type="float" office:value="1295503" table:style-name="ce23">
            <text:p>1.295.503</text:p>
          </table:table-cell>
          <table:table-cell office:value-type="percentage" office:value="0.95732010108922161" table:style-name="ce24">
            <text:p>95,7%</text:p>
          </table:table-cell>
          <table:table-cell office:value-type="float" office:value="1276388" table:style-name="ce23">
            <text:p>1.276.388</text:p>
          </table:table-cell>
          <table:table-cell office:value-type="percentage" office:value="0.9431949514505712" table:style-name="ce24">
            <text:p>94,3%</text:p>
          </table:table-cell>
          <table:table-cell office:value-type="date" office:date-value="2021-09-19T00:00:00" table:style-name="ce25">
            <text:p>19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23">
            <text:p>38.978</text:p>
          </table:table-cell>
          <table:table-cell office:value-type="float" office:value="35272" table:style-name="ce23">
            <text:p>35.272</text:p>
          </table:table-cell>
          <table:table-cell office:value-type="percentage" office:value="0.90492072451126271" table:style-name="ce24">
            <text:p>90,5%</text:p>
          </table:table-cell>
          <table:table-cell office:value-type="float" office:value="34401" table:style-name="ce23">
            <text:p>34.401</text:p>
          </table:table-cell>
          <table:table-cell office:value-type="percentage" office:value="0.88257478577659187" table:style-name="ce24">
            <text:p>88,3%</text:p>
          </table:table-cell>
          <table:table-cell office:value-type="date" office:date-value="2021-09-18T00:00:00" table:style-name="ce25">
            <text:p>18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23">
            <text:p>37.225</text:p>
          </table:table-cell>
          <table:table-cell office:value-type="float" office:value="31926" table:style-name="ce23">
            <text:p>31.926</text:p>
          </table:table-cell>
          <table:table-cell office:value-type="percentage" office:value="0.85764942914707853" table:style-name="ce24">
            <text:p>85,8%</text:p>
          </table:table-cell>
          <table:table-cell office:value-type="float" office:value="31110" table:style-name="ce23">
            <text:p>31.110</text:p>
          </table:table-cell>
          <table:table-cell office:value-type="percentage" office:value="0.83572867696440567" table:style-name="ce24">
            <text:p>83,6%</text:p>
          </table:table-cell>
          <table:table-cell office:value-type="date" office:date-value="2021-09-15T00:00:00" table:style-name="ce25">
            <text:p>15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23">
            <text:p>-</text:p>
          </table:table-cell>
          <table:table-cell office:value-type="float" office:value="35001" table:style-name="ce23">
            <text:p>35.001</text:p>
          </table:table-cell>
          <table:table-cell office:value-type="string" table:style-name="ce24">
            <text:p>-</text:p>
          </table:table-cell>
          <table:table-cell office:value-type="float" office:value="32905" table:style-name="ce23">
            <text:p>32.905</text:p>
          </table:table-cell>
          <table:table-cell office:value-type="string" table:style-name="ce24">
            <text:p>-</text:p>
          </table:table-cell>
          <table:table-cell office:value-type="date" office:date-value="2021-09-17T00:00:00" table:style-name="ce25">
            <text:p>17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23">
            <text:p>-</text:p>
          </table:table-cell>
          <table:table-cell office:value-type="float" office:value="1883" table:style-name="ce23">
            <text:p>1.883</text:p>
          </table:table-cell>
          <table:table-cell office:value-type="string" table:style-name="ce24">
            <text:p>-</text:p>
          </table:table-cell>
          <table:table-cell office:value-type="float" office:value="1802" table:style-name="ce23">
            <text:p>1.802</text:p>
          </table:table-cell>
          <table:table-cell office:value-type="string" table:style-name="ce24">
            <text:p>-</text:p>
          </table:table-cell>
          <table:table-cell office:value-type="date" office:date-value="2021-09-17T00:00:00" table:style-name="ce25">
            <text:p>17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685218" table:style-name="ce15">
            <text:p>25.685.218</text:p>
          </table:table-cell>
          <table:table-cell office:value-type="percentage" office:value="0.9493319398828316" table:style-name="ce16">
            <text:p>94,9%</text:p>
          </table:table-cell>
          <table:table-cell office:value-type="float" office:value="25283417" table:style-name="ce15">
            <text:p>25.283.417</text:p>
          </table:table-cell>
          <table:table-cell office:value-type="percentage" office:value="0.93448127664233027" table:style-name="ce16">
            <text:p>93,4%</text:p>
          </table:table-cell>
          <table:table-cell table:style-name="ce26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42"/>
        <table:table-column table:style-name="co4" table:default-cell-style-name="ce46"/>
        <table:table-column table:style-name="co4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7"/>
          <table:table-cell office:value-type="string" table:style-name="ce28">
            <text:p>Personas con al menos 1 dosis ≥80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70-7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60-6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50-5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40-4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30-3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20-2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12-19 años</text:p>
          </table:table-cell>
          <table:table-cell office:value-type="string" table:style-name="ce29">
            <text:p>%</text:p>
          </table:table-cell>
          <table:table-cell office:value-type="string" table:style-name="ce30">
            <text:p>Total Personas con al menos 1 dosis</text:p>
          </table:table-cell>
          <table:table-cell office:value-type="string" table:style-name="ce30">
            <text:p>Total Población INE Población a Vacunar (1)</text:p>
          </table:table-cell>
          <table:table-cell office:value-type="string" table:style-name="ce31">
            <text:p>% Con al menos 1 dosis sobre Población a Vacunar INE</text:p>
          </table:table-cell>
          <table:table-cell office:value-type="string" table:style-name="ce31">
            <text:p>% Con al menos 1 dosis sobre Total Población INE</text:p>
          </table:table-cell>
          <table:table-cell table:number-columns-repeated="16363" table:style-name="ce32"/>
        </table:table-row>
        <table:table-row table:style-name="ro5">
          <table:table-cell office:value-type="string" table:style-name="ce33">
            <text:p>Andalucía</text:p>
          </table:table-cell>
          <table:table-cell office:value-type="float" office:value="433734" table:style-name="ce34">
            <text:p>433.734</text:p>
          </table:table-cell>
          <table:table-cell office:value-type="percentage" office:value="1" table:style-name="ce35">
            <text:p>100,0%</text:p>
          </table:table-cell>
          <table:table-cell office:value-type="float" office:value="653370" table:style-name="ce34">
            <text:p>653.370</text:p>
          </table:table-cell>
          <table:table-cell office:value-type="percentage" office:value="1" table:style-name="ce35">
            <text:p>100,0%</text:p>
          </table:table-cell>
          <table:table-cell office:value-type="float" office:value="925446" table:style-name="ce34">
            <text:p>925.446</text:p>
          </table:table-cell>
          <table:table-cell office:value-type="percentage" office:value="1" table:style-name="ce35">
            <text:p>100,0%</text:p>
          </table:table-cell>
          <table:table-cell office:value-type="float" office:value="1207555" table:style-name="ce34">
            <text:p>1.207.555</text:p>
          </table:table-cell>
          <table:table-cell office:value-type="percentage" office:value="0.95457308613849101" table:style-name="ce35">
            <text:p>95,5%</text:p>
          </table:table-cell>
          <table:table-cell office:value-type="float" office:value="1236655" table:style-name="ce34">
            <text:p>1.236.655</text:p>
          </table:table-cell>
          <table:table-cell office:value-type="percentage" office:value="0.89281820846515159" table:style-name="ce35">
            <text:p>89,3%</text:p>
          </table:table-cell>
          <table:table-cell office:value-type="float" office:value="907814" table:style-name="ce34">
            <text:p>907.814</text:p>
          </table:table-cell>
          <table:table-cell office:value-type="percentage" office:value="0.79617651727697447" table:style-name="ce35">
            <text:p>79,6%</text:p>
          </table:table-cell>
          <table:table-cell office:value-type="float" office:value="736891" table:style-name="ce34">
            <text:p>736.891</text:p>
          </table:table-cell>
          <table:table-cell office:value-type="percentage" office:value="0.79348898211639851" table:style-name="ce35">
            <text:p>79,3%</text:p>
          </table:table-cell>
          <table:table-cell office:value-type="float" office:value="635905" table:style-name="ce34">
            <text:p>635.905</text:p>
          </table:table-cell>
          <table:table-cell office:value-type="percentage" office:value="0.84459966503167061" table:style-name="ce35">
            <text:p>84,5%</text:p>
          </table:table-cell>
          <table:table-cell office:value-type="float" office:value="6737370" table:style-name="ce34">
            <text:p>6.737.370</text:p>
          </table:table-cell>
          <table:table-cell office:value-type="float" office:value="7451975" table:style-name="ce34">
            <text:p>7.451.975</text:p>
          </table:table-cell>
          <table:table-cell office:value-type="percentage" office:value="0.90410528752444819" table:style-name="ce35">
            <text:p>90,4%</text:p>
          </table:table-cell>
          <table:table-cell office:value-type="percentage" office:value="0.79596442091481612" table:style-name="ce35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ragón</text:p>
          </table:table-cell>
          <table:table-cell office:value-type="float" office:value="101143" table:style-name="ce37">
            <text:p>101.143</text:p>
          </table:table-cell>
          <table:table-cell office:value-type="percentage" office:value="1" table:style-name="ce38">
            <text:p>100,0%</text:p>
          </table:table-cell>
          <table:table-cell office:value-type="float" office:value="119105" table:style-name="ce37">
            <text:p>119.105</text:p>
          </table:table-cell>
          <table:table-cell office:value-type="percentage" office:value="1" table:style-name="ce38">
            <text:p>100,0%</text:p>
          </table:table-cell>
          <table:table-cell office:value-type="float" office:value="154040" table:style-name="ce37">
            <text:p>154.040</text:p>
          </table:table-cell>
          <table:table-cell office:value-type="percentage" office:value="0.98511834338447368" table:style-name="ce38">
            <text:p>98,5%</text:p>
          </table:table-cell>
          <table:table-cell office:value-type="float" office:value="185005" table:style-name="ce37">
            <text:p>185.005</text:p>
          </table:table-cell>
          <table:table-cell office:value-type="percentage" office:value="0.93311510798624075" table:style-name="ce38">
            <text:p>93,3%</text:p>
          </table:table-cell>
          <table:table-cell office:value-type="float" office:value="185968" table:style-name="ce37">
            <text:p>185.968</text:p>
          </table:table-cell>
          <table:table-cell office:value-type="percentage" office:value="0.86519681962194628" table:style-name="ce38">
            <text:p>86,5%</text:p>
          </table:table-cell>
          <table:table-cell office:value-type="float" office:value="122813" table:style-name="ce37">
            <text:p>122.813</text:p>
          </table:table-cell>
          <table:table-cell office:value-type="percentage" office:value="0.74755609120679789" table:style-name="ce38">
            <text:p>74,8%</text:p>
          </table:table-cell>
          <table:table-cell office:value-type="float" office:value="100417" table:style-name="ce37">
            <text:p>100.417</text:p>
          </table:table-cell>
          <table:table-cell office:value-type="percentage" office:value="0.77006311301293706" table:style-name="ce38">
            <text:p>77,0%</text:p>
          </table:table-cell>
          <table:table-cell office:value-type="float" office:value="85180" table:style-name="ce37">
            <text:p>85.180</text:p>
          </table:table-cell>
          <table:table-cell office:value-type="percentage" office:value="0.82611605194502902" table:style-name="ce38">
            <text:p>82,6%</text:p>
          </table:table-cell>
          <table:table-cell office:value-type="float" office:value="1053671" table:style-name="ce37">
            <text:p>1.053.671</text:p>
          </table:table-cell>
          <table:table-cell office:value-type="float" office:value="1185134" table:style-name="ce37">
            <text:p>1.185.134</text:p>
          </table:table-cell>
          <table:table-cell office:value-type="percentage" office:value="0.88907330310327781" table:style-name="ce38">
            <text:p>88,9%</text:p>
          </table:table-cell>
          <table:table-cell office:value-type="percentage" office:value="0.79259676047152416" table:style-name="ce38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sturias<text:s/></text:p>
          </table:table-cell>
          <table:table-cell office:value-type="float" office:value="88876" table:style-name="ce37">
            <text:p>88.876</text:p>
          </table:table-cell>
          <table:table-cell office:value-type="percentage" office:value="1" table:style-name="ce38">
            <text:p>100,0%</text:p>
          </table:table-cell>
          <table:table-cell office:value-type="float" office:value="114276" table:style-name="ce37">
            <text:p>114.276</text:p>
          </table:table-cell>
          <table:table-cell office:value-type="percentage" office:value="1" table:style-name="ce38">
            <text:p>100,0%</text:p>
          </table:table-cell>
          <table:table-cell office:value-type="float" office:value="147951" table:style-name="ce37">
            <text:p>147.951</text:p>
          </table:table-cell>
          <table:table-cell office:value-type="percentage" office:value="0.98863363002165028" table:style-name="ce38">
            <text:p>98,9%</text:p>
          </table:table-cell>
          <table:table-cell office:value-type="float" office:value="152862" table:style-name="ce37">
            <text:p>152.862</text:p>
          </table:table-cell>
          <table:table-cell office:value-type="percentage" office:value="0.93985059485382272" table:style-name="ce38">
            <text:p>94,0%</text:p>
          </table:table-cell>
          <table:table-cell office:value-type="float" office:value="150052" table:style-name="ce37">
            <text:p>150.052</text:p>
          </table:table-cell>
          <table:table-cell office:value-type="percentage" office:value="0.8985526339427401" table:style-name="ce38">
            <text:p>89,9%</text:p>
          </table:table-cell>
          <table:table-cell office:value-type="float" office:value="90065" table:style-name="ce37">
            <text:p>90.065</text:p>
          </table:table-cell>
          <table:table-cell office:value-type="percentage" office:value="0.7869306515452027" table:style-name="ce38">
            <text:p>78,7%</text:p>
          </table:table-cell>
          <table:table-cell office:value-type="float" office:value="65363" table:style-name="ce37">
            <text:p>65.363</text:p>
          </table:table-cell>
          <table:table-cell office:value-type="percentage" office:value="0.82621885704895648" table:style-name="ce38">
            <text:p>82,6%</text:p>
          </table:table-cell>
          <table:table-cell office:value-type="float" office:value="59486" table:style-name="ce37">
            <text:p>59.486</text:p>
          </table:table-cell>
          <table:table-cell office:value-type="percentage" office:value="0.92946874999999995" table:style-name="ce38">
            <text:p>92,9%</text:p>
          </table:table-cell>
          <table:table-cell office:value-type="float" office:value="868931" table:style-name="ce37">
            <text:p>868.931</text:p>
          </table:table-cell>
          <table:table-cell office:value-type="float" office:value="933927" table:style-name="ce37">
            <text:p>933.927</text:p>
          </table:table-cell>
          <table:table-cell office:value-type="percentage" office:value="0.93040569552009955" table:style-name="ce38">
            <text:p>93,0%</text:p>
          </table:table-cell>
          <table:table-cell office:value-type="percentage" office:value="0.85290993969281026" table:style-name="ce38">
            <text:p>85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Baleares</text:p>
          </table:table-cell>
          <table:table-cell office:value-type="float" office:value="51398" table:style-name="ce37">
            <text:p>51.398</text:p>
          </table:table-cell>
          <table:table-cell office:value-type="percentage" office:value="1" table:style-name="ce38">
            <text:p>100,0%</text:p>
          </table:table-cell>
          <table:table-cell office:value-type="float" office:value="79054" table:style-name="ce37">
            <text:p>79.054</text:p>
          </table:table-cell>
          <table:table-cell office:value-type="percentage" office:value="0.98184211833672808" table:style-name="ce38">
            <text:p>98,2%</text:p>
          </table:table-cell>
          <table:table-cell office:value-type="float" office:value="109769" table:style-name="ce37">
            <text:p>109.769</text:p>
          </table:table-cell>
          <table:table-cell office:value-type="percentage" office:value="0.93634789432829202" table:style-name="ce38">
            <text:p>93,6%</text:p>
          </table:table-cell>
          <table:table-cell office:value-type="float" office:value="149007" table:style-name="ce37">
            <text:p>149.007</text:p>
          </table:table-cell>
          <table:table-cell office:value-type="percentage" office:value="0.89873158139170195" table:style-name="ce38">
            <text:p>89,9%</text:p>
          </table:table-cell>
          <table:table-cell office:value-type="float" office:value="164877" table:style-name="ce37">
            <text:p>164.877</text:p>
          </table:table-cell>
          <table:table-cell office:value-type="percentage" office:value="0.79970607065944943" table:style-name="ce38">
            <text:p>80,0%</text:p>
          </table:table-cell>
          <table:table-cell office:value-type="float" office:value="121344" table:style-name="ce37">
            <text:p>121.344</text:p>
          </table:table-cell>
          <table:table-cell office:value-type="percentage" office:value="0.66604093596140235" table:style-name="ce38">
            <text:p>66,6%</text:p>
          </table:table-cell>
          <table:table-cell office:value-type="float" office:value="92521" table:style-name="ce37">
            <text:p>92.521</text:p>
          </table:table-cell>
          <table:table-cell office:value-type="percentage" office:value="0.67072392744776788" table:style-name="ce38">
            <text:p>67,1%</text:p>
          </table:table-cell>
          <table:table-cell office:value-type="float" office:value="71989" table:style-name="ce37">
            <text:p>71.989</text:p>
          </table:table-cell>
          <table:table-cell office:value-type="percentage" office:value="0.75396941767909509" table:style-name="ce38">
            <text:p>75,4%</text:p>
          </table:table-cell>
          <table:table-cell office:value-type="float" office:value="839959" table:style-name="ce37">
            <text:p>839.959</text:p>
          </table:table-cell>
          <table:table-cell office:value-type="float" office:value="1034867" table:style-name="ce37">
            <text:p>1.034.867</text:p>
          </table:table-cell>
          <table:table-cell office:value-type="percentage" office:value="0.81165888949981013" table:style-name="ce38">
            <text:p>81,2%</text:p>
          </table:table-cell>
          <table:table-cell office:value-type="percentage" office:value="0.71696813518581903" table:style-name="ce38">
            <text:p>71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arias</text:p>
          </table:table-cell>
          <table:table-cell office:value-type="float" office:value="92863" table:style-name="ce37">
            <text:p>92.863</text:p>
          </table:table-cell>
          <table:table-cell office:value-type="percentage" office:value="1" table:style-name="ce38">
            <text:p>100,0%</text:p>
          </table:table-cell>
          <table:table-cell office:value-type="float" office:value="151064" table:style-name="ce37">
            <text:p>151.064</text:p>
          </table:table-cell>
          <table:table-cell office:value-type="percentage" office:value="0.9775643721971643" table:style-name="ce38">
            <text:p>97,8%</text:p>
          </table:table-cell>
          <table:table-cell office:value-type="float" office:value="223665" table:style-name="ce37">
            <text:p>223.665</text:p>
          </table:table-cell>
          <table:table-cell office:value-type="percentage" office:value="0.95139349701393494" table:style-name="ce38">
            <text:p>95,1%</text:p>
          </table:table-cell>
          <table:table-cell office:value-type="float" office:value="319264" table:style-name="ce37">
            <text:p>319.264</text:p>
          </table:table-cell>
          <table:table-cell office:value-type="percentage" office:value="0.91085041310996484" table:style-name="ce38">
            <text:p>91,1%</text:p>
          </table:table-cell>
          <table:table-cell office:value-type="float" office:value="315481" table:style-name="ce37">
            <text:p>315.481</text:p>
          </table:table-cell>
          <table:table-cell office:value-type="percentage" office:value="0.81325465812891184" table:style-name="ce38">
            <text:p>81,3%</text:p>
          </table:table-cell>
          <table:table-cell office:value-type="float" office:value="225303" table:style-name="ce37">
            <text:p>225.303</text:p>
          </table:table-cell>
          <table:table-cell office:value-type="percentage" office:value="0.72460071912367252" table:style-name="ce38">
            <text:p>72,5%</text:p>
          </table:table-cell>
          <table:table-cell office:value-type="float" office:value="182159" table:style-name="ce37">
            <text:p>182.159</text:p>
          </table:table-cell>
          <table:table-cell office:value-type="percentage" office:value="0.72357675135452915" table:style-name="ce38">
            <text:p>72,4%</text:p>
          </table:table-cell>
          <table:table-cell office:value-type="float" office:value="143876" table:style-name="ce37">
            <text:p>143.876</text:p>
          </table:table-cell>
          <table:table-cell office:value-type="percentage" office:value="0.80021357419756722" table:style-name="ce38">
            <text:p>80,0%</text:p>
          </table:table-cell>
          <table:table-cell office:value-type="float" office:value="1653675" table:style-name="ce37">
            <text:p>1.653.675</text:p>
          </table:table-cell>
          <table:table-cell office:value-type="float" office:value="1960774" table:style-name="ce37">
            <text:p>1.960.774</text:p>
          </table:table-cell>
          <table:table-cell office:value-type="percentage" office:value="0.84337868617188927" table:style-name="ce38">
            <text:p>84,3%</text:p>
          </table:table-cell>
          <table:table-cell office:value-type="percentage" office:value="0.75997770171400836" table:style-name="ce38">
            <text:p>76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tabria</text:p>
          </table:table-cell>
          <table:table-cell office:value-type="float" office:value="42259" table:style-name="ce37">
            <text:p>42.259</text:p>
          </table:table-cell>
          <table:table-cell office:value-type="percentage" office:value="1" table:style-name="ce38">
            <text:p>100,0%</text:p>
          </table:table-cell>
          <table:table-cell office:value-type="float" office:value="55844" table:style-name="ce37">
            <text:p>55.844</text:p>
          </table:table-cell>
          <table:table-cell office:value-type="percentage" office:value="1" table:style-name="ce38">
            <text:p>100,0%</text:p>
          </table:table-cell>
          <table:table-cell office:value-type="float" office:value="76358" table:style-name="ce37">
            <text:p>76.358</text:p>
          </table:table-cell>
          <table:table-cell office:value-type="percentage" office:value="0.98723899411726679" table:style-name="ce38">
            <text:p>98,7%</text:p>
          </table:table-cell>
          <table:table-cell office:value-type="float" office:value="83712" table:style-name="ce37">
            <text:p>83.712</text:p>
          </table:table-cell>
          <table:table-cell office:value-type="percentage" office:value="0.93050553554755233" table:style-name="ce38">
            <text:p>93,1%</text:p>
          </table:table-cell>
          <table:table-cell office:value-type="float" office:value="86857" table:style-name="ce37">
            <text:p>86.857</text:p>
          </table:table-cell>
          <table:table-cell office:value-type="percentage" office:value="0.88838998046415529" table:style-name="ce38">
            <text:p>88,8%</text:p>
          </table:table-cell>
          <table:table-cell office:value-type="float" office:value="53252" table:style-name="ce37">
            <text:p>53.252</text:p>
          </table:table-cell>
          <table:table-cell office:value-type="percentage" office:value="0.75563691058987126" table:style-name="ce38">
            <text:p>75,6%</text:p>
          </table:table-cell>
          <table:table-cell office:value-type="float" office:value="39405" table:style-name="ce37">
            <text:p>39.405</text:p>
          </table:table-cell>
          <table:table-cell office:value-type="percentage" office:value="0.78021978021978022" table:style-name="ce38">
            <text:p>78,0%</text:p>
          </table:table-cell>
          <table:table-cell office:value-type="float" office:value="36904" table:style-name="ce37">
            <text:p>36.904</text:p>
          </table:table-cell>
          <table:table-cell office:value-type="percentage" office:value="0.83943315970247712" table:style-name="ce38">
            <text:p>83,9%</text:p>
          </table:table-cell>
          <table:table-cell office:value-type="float" office:value="474591" table:style-name="ce37">
            <text:p>474.591</text:p>
          </table:table-cell>
          <table:table-cell office:value-type="float" office:value="524127" table:style-name="ce37">
            <text:p>524.127</text:p>
          </table:table-cell>
          <table:table-cell office:value-type="percentage" office:value="0.90548855525473793" table:style-name="ce38">
            <text:p>90,5%</text:p>
          </table:table-cell>
          <table:table-cell office:value-type="percentage" office:value="0.81418241394395308" table:style-name="ce38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y Leon</text:p>
          </table:table-cell>
          <table:table-cell office:value-type="float" office:value="229168" table:style-name="ce37">
            <text:p>229.168</text:p>
          </table:table-cell>
          <table:table-cell office:value-type="percentage" office:value="1" table:style-name="ce38">
            <text:p>100,0%</text:p>
          </table:table-cell>
          <table:table-cell office:value-type="float" office:value="250207" table:style-name="ce37">
            <text:p>250.207</text:p>
          </table:table-cell>
          <table:table-cell office:value-type="percentage" office:value="1" table:style-name="ce38">
            <text:p>100,0%</text:p>
          </table:table-cell>
          <table:table-cell office:value-type="float" office:value="319362" table:style-name="ce37">
            <text:p>319.362</text:p>
          </table:table-cell>
          <table:table-cell office:value-type="percentage" office:value="1" table:style-name="ce38">
            <text:p>100,0%</text:p>
          </table:table-cell>
          <table:table-cell office:value-type="float" office:value="350836" table:style-name="ce37">
            <text:p>350.836</text:p>
          </table:table-cell>
          <table:table-cell office:value-type="percentage" office:value="0.92040663737128614" table:style-name="ce38">
            <text:p>92,0%</text:p>
          </table:table-cell>
          <table:table-cell office:value-type="float" office:value="317771" table:style-name="ce37">
            <text:p>317.771</text:p>
          </table:table-cell>
          <table:table-cell office:value-type="percentage" office:value="0.87466729056853054" table:style-name="ce38">
            <text:p>87,5%</text:p>
          </table:table-cell>
          <table:table-cell office:value-type="float" office:value="207720" table:style-name="ce37">
            <text:p>207.720</text:p>
          </table:table-cell>
          <table:table-cell office:value-type="percentage" office:value="0.77570271451137673" table:style-name="ce38">
            <text:p>77,6%</text:p>
          </table:table-cell>
          <table:table-cell office:value-type="float" office:value="165983" table:style-name="ce37">
            <text:p>165.983</text:p>
          </table:table-cell>
          <table:table-cell office:value-type="percentage" office:value="0.78662692056150063" table:style-name="ce38">
            <text:p>78,7%</text:p>
          </table:table-cell>
          <table:table-cell office:value-type="float" office:value="135762" table:style-name="ce37">
            <text:p>135.762</text:p>
          </table:table-cell>
          <table:table-cell office:value-type="percentage" office:value="0.82109808760024672" table:style-name="ce38">
            <text:p>82,1%</text:p>
          </table:table-cell>
          <table:table-cell office:value-type="float" office:value="1976809" table:style-name="ce37">
            <text:p>1.976.809</text:p>
          </table:table-cell>
          <table:table-cell office:value-type="float" office:value="2176253" table:style-name="ce37">
            <text:p>2.176.253</text:p>
          </table:table-cell>
          <table:table-cell office:value-type="percentage" office:value="0.908354405485024" table:style-name="ce38">
            <text:p>90,8%</text:p>
          </table:table-cell>
          <table:table-cell office:value-type="percentage" office:value="0.82541823978942075" table:style-name="ce38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- La Mancha</text:p>
          </table:table-cell>
          <table:table-cell office:value-type="float" office:value="137934" table:style-name="ce37">
            <text:p>137.934</text:p>
          </table:table-cell>
          <table:table-cell office:value-type="percentage" office:value="1" table:style-name="ce38">
            <text:p>100,0%</text:p>
          </table:table-cell>
          <table:table-cell office:value-type="float" office:value="158183" table:style-name="ce37">
            <text:p>158.183</text:p>
          </table:table-cell>
          <table:table-cell office:value-type="percentage" office:value="0.99423008026348048" table:style-name="ce38">
            <text:p>99,4%</text:p>
          </table:table-cell>
          <table:table-cell office:value-type="float" office:value="221586" table:style-name="ce37">
            <text:p>221.586</text:p>
          </table:table-cell>
          <table:table-cell office:value-type="percentage" office:value="1" table:style-name="ce38">
            <text:p>100,0%</text:p>
          </table:table-cell>
          <table:table-cell office:value-type="float" office:value="285224" table:style-name="ce37">
            <text:p>285.224</text:p>
          </table:table-cell>
          <table:table-cell office:value-type="percentage" office:value="0.92762409017880953" table:style-name="ce38">
            <text:p>92,8%</text:p>
          </table:table-cell>
          <table:table-cell office:value-type="float" office:value="284940" table:style-name="ce37">
            <text:p>284.940</text:p>
          </table:table-cell>
          <table:table-cell office:value-type="percentage" office:value="0.86187444231030985" table:style-name="ce38">
            <text:p>86,2%</text:p>
          </table:table-cell>
          <table:table-cell office:value-type="float" office:value="201968" table:style-name="ce37">
            <text:p>201.968</text:p>
          </table:table-cell>
          <table:table-cell office:value-type="percentage" office:value="0.75956088920312448" table:style-name="ce38">
            <text:p>76,0%</text:p>
          </table:table-cell>
          <table:table-cell office:value-type="float" office:value="167231" table:style-name="ce37">
            <text:p>167.231</text:p>
          </table:table-cell>
          <table:table-cell office:value-type="percentage" office:value="0.76680162685875952" table:style-name="ce38">
            <text:p>76,7%</text:p>
          </table:table-cell>
          <table:table-cell office:value-type="float" office:value="142008" table:style-name="ce37">
            <text:p>142.008</text:p>
          </table:table-cell>
          <table:table-cell office:value-type="percentage" office:value="0.8162692847124825" table:style-name="ce38">
            <text:p>81,6%</text:p>
          </table:table-cell>
          <table:table-cell office:value-type="float" office:value="1599074" table:style-name="ce37">
            <text:p>1.599.074</text:p>
          </table:table-cell>
          <table:table-cell office:value-type="float" office:value="1808784" table:style-name="ce37">
            <text:p>1.808.784</text:p>
          </table:table-cell>
          <table:table-cell office:value-type="percentage" office:value="0.88406023051950922" table:style-name="ce38">
            <text:p>88,4%</text:p>
          </table:table-cell>
          <table:table-cell office:value-type="percentage" office:value="0.78185878200937697" table:style-name="ce38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taluña</text:p>
          </table:table-cell>
          <table:table-cell office:value-type="float" office:value="458257" table:style-name="ce37">
            <text:p>458.257</text:p>
          </table:table-cell>
          <table:table-cell office:value-type="percentage" office:value="1" table:style-name="ce38">
            <text:p>100,0%</text:p>
          </table:table-cell>
          <table:table-cell office:value-type="float" office:value="617418" table:style-name="ce37">
            <text:p>617.418</text:p>
          </table:table-cell>
          <table:table-cell office:value-type="percentage" office:value="0.97186490621635402" table:style-name="ce38">
            <text:p>97,2%</text:p>
          </table:table-cell>
          <table:table-cell office:value-type="float" office:value="796267" table:style-name="ce37">
            <text:p>796.267</text:p>
          </table:table-cell>
          <table:table-cell office:value-type="percentage" office:value="0.95067121626010043" table:style-name="ce38">
            <text:p>95,1%</text:p>
          </table:table-cell>
          <table:table-cell office:value-type="float" office:value="1018525" table:style-name="ce37">
            <text:p>1.018.525</text:p>
          </table:table-cell>
          <table:table-cell office:value-type="percentage" office:value="0.93290314898605942" table:style-name="ce38">
            <text:p>93,3%</text:p>
          </table:table-cell>
          <table:table-cell office:value-type="float" office:value="1113944" table:style-name="ce37">
            <text:p>1.113.944</text:p>
          </table:table-cell>
          <table:table-cell office:value-type="percentage" office:value="0.84597666232518576" table:style-name="ce38">
            <text:p>84,6%</text:p>
          </table:table-cell>
          <table:table-cell office:value-type="float" office:value="748433" table:style-name="ce37">
            <text:p>748.433</text:p>
          </table:table-cell>
          <table:table-cell office:value-type="percentage" office:value="0.71644241335870706" table:style-name="ce38">
            <text:p>71,6%</text:p>
          </table:table-cell>
          <table:table-cell office:value-type="float" office:value="596309" table:style-name="ce37">
            <text:p>596.309</text:p>
          </table:table-cell>
          <table:table-cell office:value-type="percentage" office:value="0.71079285045921314" table:style-name="ce38">
            <text:p>71,1%</text:p>
          </table:table-cell>
          <table:table-cell office:value-type="float" office:value="495959" table:style-name="ce37">
            <text:p>495.959</text:p>
          </table:table-cell>
          <table:table-cell office:value-type="percentage" office:value="0.75584379562488757" table:style-name="ce38">
            <text:p>75,6%</text:p>
          </table:table-cell>
          <table:table-cell office:value-type="float" office:value="5845112" table:style-name="ce37">
            <text:p>5.845.112</text:p>
          </table:table-cell>
          <table:table-cell office:value-type="float" office:value="6868360" table:style-name="ce37">
            <text:p>6.868.360</text:p>
          </table:table-cell>
          <table:table-cell office:value-type="percentage" office:value="0.85102003971836071" table:style-name="ce38">
            <text:p>85,1%</text:p>
          </table:table-cell>
          <table:table-cell office:value-type="percentage" office:value="0.75125348966304006" table:style-name="ce38">
            <text:p>75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. Valenciana</text:p>
          </table:table-cell>
          <table:table-cell office:value-type="float" office:value="297006" table:style-name="ce37">
            <text:p>297.006</text:p>
          </table:table-cell>
          <table:table-cell office:value-type="percentage" office:value="1" table:style-name="ce38">
            <text:p>100,0%</text:p>
          </table:table-cell>
          <table:table-cell office:value-type="float" office:value="433969" table:style-name="ce37">
            <text:p>433.969</text:p>
          </table:table-cell>
          <table:table-cell office:value-type="percentage" office:value="0.99110907089448275" table:style-name="ce38">
            <text:p>99,1%</text:p>
          </table:table-cell>
          <table:table-cell office:value-type="float" office:value="568543" table:style-name="ce37">
            <text:p>568.543</text:p>
          </table:table-cell>
          <table:table-cell office:value-type="percentage" office:value="0.97901771569478313" table:style-name="ce38">
            <text:p>97,9%</text:p>
          </table:table-cell>
          <table:table-cell office:value-type="float" office:value="712951" table:style-name="ce37">
            <text:p>712.951</text:p>
          </table:table-cell>
          <table:table-cell office:value-type="percentage" office:value="0.94765223956381073" table:style-name="ce38">
            <text:p>94,8%</text:p>
          </table:table-cell>
          <table:table-cell office:value-type="float" office:value="748728" table:style-name="ce37">
            <text:p>748.728</text:p>
          </table:table-cell>
          <table:table-cell office:value-type="percentage" office:value="0.87921389216381629" table:style-name="ce38">
            <text:p>87,9%</text:p>
          </table:table-cell>
          <table:table-cell office:value-type="float" office:value="501506" table:style-name="ce37">
            <text:p>501.506</text:p>
          </table:table-cell>
          <table:table-cell office:value-type="percentage" office:value="0.77302357269802813" table:style-name="ce38">
            <text:p>77,3%</text:p>
          </table:table-cell>
          <table:table-cell office:value-type="float" office:value="414229" table:style-name="ce37">
            <text:p>414.229</text:p>
          </table:table-cell>
          <table:table-cell office:value-type="percentage" office:value="0.80257340261874044" table:style-name="ce38">
            <text:p>80,3%</text:p>
          </table:table-cell>
          <table:table-cell office:value-type="float" office:value="355585" table:style-name="ce37">
            <text:p>355.585</text:p>
          </table:table-cell>
          <table:table-cell office:value-type="percentage" office:value="0.83759489884130955" table:style-name="ce38">
            <text:p>83,8%</text:p>
          </table:table-cell>
          <table:table-cell office:value-type="float" office:value="4032517" table:style-name="ce37">
            <text:p>4.032.517</text:p>
          </table:table-cell>
          <table:table-cell office:value-type="float" office:value="4488459" table:style-name="ce37">
            <text:p>4.488.459</text:p>
          </table:table-cell>
          <table:table-cell office:value-type="percentage" office:value="0.89841903423869973" table:style-name="ce38">
            <text:p>89,8%</text:p>
          </table:table-cell>
          <table:table-cell office:value-type="percentage" office:value="0.79735723411041315" table:style-name="ce38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Extremadura</text:p>
          </table:table-cell>
          <table:table-cell office:value-type="float" office:value="78216" table:style-name="ce37">
            <text:p>78.216</text:p>
          </table:table-cell>
          <table:table-cell office:value-type="percentage" office:value="1" table:style-name="ce38">
            <text:p>100,0%</text:p>
          </table:table-cell>
          <table:table-cell office:value-type="float" office:value="95860" table:style-name="ce37">
            <text:p>95.860</text:p>
          </table:table-cell>
          <table:table-cell office:value-type="percentage" office:value="1" table:style-name="ce38">
            <text:p>100,0%</text:p>
          </table:table-cell>
          <table:table-cell office:value-type="float" office:value="132644" table:style-name="ce37">
            <text:p>132.644</text:p>
          </table:table-cell>
          <table:table-cell office:value-type="percentage" office:value="1" table:style-name="ce38">
            <text:p>100,0%</text:p>
          </table:table-cell>
          <table:table-cell office:value-type="float" office:value="161116" table:style-name="ce37">
            <text:p>161.116</text:p>
          </table:table-cell>
          <table:table-cell office:value-type="percentage" office:value="0.95213218608169436" table:style-name="ce38">
            <text:p>95,2%</text:p>
          </table:table-cell>
          <table:table-cell office:value-type="float" office:value="145721" table:style-name="ce37">
            <text:p>145.721</text:p>
          </table:table-cell>
          <table:table-cell office:value-type="percentage" office:value="0.91364565438198297" table:style-name="ce38">
            <text:p>91,4%</text:p>
          </table:table-cell>
          <table:table-cell office:value-type="float" office:value="111870" table:style-name="ce37">
            <text:p>111.870</text:p>
          </table:table-cell>
          <table:table-cell office:value-type="percentage" office:value="0.83810936551817139" table:style-name="ce38">
            <text:p>83,8%</text:p>
          </table:table-cell>
          <table:table-cell office:value-type="float" office:value="90415" table:style-name="ce37">
            <text:p>90.415</text:p>
          </table:table-cell>
          <table:table-cell office:value-type="percentage" office:value="0.79787327920931872" table:style-name="ce38">
            <text:p>79,8%</text:p>
          </table:table-cell>
          <table:table-cell office:value-type="float" office:value="73327" table:style-name="ce37">
            <text:p>73.327</text:p>
          </table:table-cell>
          <table:table-cell office:value-type="percentage" office:value="0.86521533923303839" table:style-name="ce38">
            <text:p>86,5%</text:p>
          </table:table-cell>
          <table:table-cell office:value-type="float" office:value="889169" table:style-name="ce37">
            <text:p>889.169</text:p>
          </table:table-cell>
          <table:table-cell office:value-type="float" office:value="953437" table:style-name="ce37">
            <text:p>953.437</text:p>
          </table:table-cell>
          <table:table-cell office:value-type="percentage" office:value="0.93259334387064907" table:style-name="ce38">
            <text:p>93,3%</text:p>
          </table:table-cell>
          <table:table-cell office:value-type="percentage" office:value="0.83569536093956032" table:style-name="ce38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Galicia</text:p>
          </table:table-cell>
          <table:table-cell office:value-type="float" office:value="242020" table:style-name="ce37">
            <text:p>242.020</text:p>
          </table:table-cell>
          <table:table-cell office:value-type="percentage" office:value="1" table:style-name="ce38">
            <text:p>100,0%</text:p>
          </table:table-cell>
          <table:table-cell office:value-type="float" office:value="290985" table:style-name="ce37">
            <text:p>290.985</text:p>
          </table:table-cell>
          <table:table-cell office:value-type="percentage" office:value="1" table:style-name="ce38">
            <text:p>100,0%</text:p>
          </table:table-cell>
          <table:table-cell office:value-type="float" office:value="344940" table:style-name="ce37">
            <text:p>344.940</text:p>
          </table:table-cell>
          <table:table-cell office:value-type="percentage" office:value="0.99427257031018057" table:style-name="ce38">
            <text:p>99,4%</text:p>
          </table:table-cell>
          <table:table-cell office:value-type="float" office:value="389630" table:style-name="ce37">
            <text:p>389.630</text:p>
          </table:table-cell>
          <table:table-cell office:value-type="percentage" office:value="0.95994225022111956" table:style-name="ce38">
            <text:p>96,0%</text:p>
          </table:table-cell>
          <table:table-cell office:value-type="float" office:value="405786" table:style-name="ce37">
            <text:p>405.786</text:p>
          </table:table-cell>
          <table:table-cell office:value-type="percentage" office:value="0.91553874929211387" table:style-name="ce38">
            <text:p>91,6%</text:p>
          </table:table-cell>
          <table:table-cell office:value-type="float" office:value="260596" table:style-name="ce37">
            <text:p>260.596</text:p>
          </table:table-cell>
          <table:table-cell office:value-type="percentage" office:value="0.80578093306288034" table:style-name="ce38">
            <text:p>80,6%</text:p>
          </table:table-cell>
          <table:table-cell office:value-type="float" office:value="195349" table:style-name="ce37">
            <text:p>195.349</text:p>
          </table:table-cell>
          <table:table-cell office:value-type="percentage" office:value="0.84573622938683268" table:style-name="ce38">
            <text:p>84,6%</text:p>
          </table:table-cell>
          <table:table-cell office:value-type="float" office:value="164187" table:style-name="ce37">
            <text:p>164.187</text:p>
          </table:table-cell>
          <table:table-cell office:value-type="percentage" office:value="0.91211452887943245" table:style-name="ce38">
            <text:p>91,2%</text:p>
          </table:table-cell>
          <table:table-cell office:value-type="float" office:value="2293493" table:style-name="ce37">
            <text:p>2.293.493</text:p>
          </table:table-cell>
          <table:table-cell office:value-type="float" office:value="2454497" table:style-name="ce37">
            <text:p>2.454.497</text:p>
          </table:table-cell>
          <table:table-cell office:value-type="percentage" office:value="0.93440448287368039" table:style-name="ce38">
            <text:p>93,4%</text:p>
          </table:table-cell>
          <table:table-cell office:value-type="percentage" office:value="0.84886996501246015" table:style-name="ce38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La Rioja</text:p>
          </table:table-cell>
          <table:table-cell office:value-type="float" office:value="23349" table:style-name="ce37">
            <text:p>23.349</text:p>
          </table:table-cell>
          <table:table-cell office:value-type="percentage" office:value="1" table:style-name="ce38">
            <text:p>100,0%</text:p>
          </table:table-cell>
          <table:table-cell office:value-type="float" office:value="28633" table:style-name="ce37">
            <text:p>28.633</text:p>
          </table:table-cell>
          <table:table-cell office:value-type="percentage" office:value="1" table:style-name="ce38">
            <text:p>100,0%</text:p>
          </table:table-cell>
          <table:table-cell office:value-type="float" office:value="37923" table:style-name="ce37">
            <text:p>37.923</text:p>
          </table:table-cell>
          <table:table-cell office:value-type="percentage" office:value="1" table:style-name="ce38">
            <text:p>100,0%</text:p>
          </table:table-cell>
          <table:table-cell office:value-type="float" office:value="45174" table:style-name="ce37">
            <text:p>45.174</text:p>
          </table:table-cell>
          <table:table-cell office:value-type="percentage" office:value="0.94775931520644507" table:style-name="ce38">
            <text:p>94,8%</text:p>
          </table:table-cell>
          <table:table-cell office:value-type="float" office:value="47095" table:style-name="ce37">
            <text:p>47.095</text:p>
          </table:table-cell>
          <table:table-cell office:value-type="percentage" office:value="0.88947438004041779" table:style-name="ce38">
            <text:p>88,9%</text:p>
          </table:table-cell>
          <table:table-cell office:value-type="float" office:value="30198" table:style-name="ce37">
            <text:p>30.198</text:p>
          </table:table-cell>
          <table:table-cell office:value-type="percentage" office:value="0.76802563646074418" table:style-name="ce38">
            <text:p>76,8%</text:p>
          </table:table-cell>
          <table:table-cell office:value-type="float" office:value="22543" table:style-name="ce37">
            <text:p>22.543</text:p>
          </table:table-cell>
          <table:table-cell office:value-type="percentage" office:value="0.7401339549543634" table:style-name="ce38">
            <text:p>74,0%</text:p>
          </table:table-cell>
          <table:table-cell office:value-type="float" office:value="20136" table:style-name="ce37">
            <text:p>20.136</text:p>
          </table:table-cell>
          <table:table-cell office:value-type="percentage" office:value="0.78865737114209622" table:style-name="ce38">
            <text:p>78,9%</text:p>
          </table:table-cell>
          <table:table-cell office:value-type="float" office:value="255051" table:style-name="ce37">
            <text:p>255.051</text:p>
          </table:table-cell>
          <table:table-cell office:value-type="float" office:value="283970" table:style-name="ce37">
            <text:p>283.970</text:p>
          </table:table-cell>
          <table:table-cell office:value-type="percentage" office:value="0.89816177765256888" table:style-name="ce38">
            <text:p>89,8%</text:p>
          </table:table-cell>
          <table:table-cell office:value-type="percentage" office:value="0.79724863557080961" table:style-name="ce38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adrid</text:p>
          </table:table-cell>
          <table:table-cell office:value-type="float" office:value="373364" table:style-name="ce37">
            <text:p>373.364</text:p>
          </table:table-cell>
          <table:table-cell office:value-type="percentage" office:value="1" table:style-name="ce38">
            <text:p>100,0%</text:p>
          </table:table-cell>
          <table:table-cell office:value-type="float" office:value="510063" table:style-name="ce37">
            <text:p>510.063</text:p>
          </table:table-cell>
          <table:table-cell office:value-type="percentage" office:value="0.96955221724411256" table:style-name="ce38">
            <text:p>97,0%</text:p>
          </table:table-cell>
          <table:table-cell office:value-type="float" office:value="685914" table:style-name="ce37">
            <text:p>685.914</text:p>
          </table:table-cell>
          <table:table-cell office:value-type="percentage" office:value="0.9752475036363093" table:style-name="ce38">
            <text:p>97,5%</text:p>
          </table:table-cell>
          <table:table-cell office:value-type="float" office:value="934392" table:style-name="ce37">
            <text:p>934.392</text:p>
          </table:table-cell>
          <table:table-cell office:value-type="percentage" office:value="0.96053487776821755" table:style-name="ce38">
            <text:p>96,1%</text:p>
          </table:table-cell>
          <table:table-cell office:value-type="float" office:value="1018425" table:style-name="ce37">
            <text:p>1.018.425</text:p>
          </table:table-cell>
          <table:table-cell office:value-type="percentage" office:value="0.87345654394491801" table:style-name="ce38">
            <text:p>87,3%</text:p>
          </table:table-cell>
          <table:table-cell office:value-type="float" office:value="725154" table:style-name="ce37">
            <text:p>725.154</text:p>
          </table:table-cell>
          <table:table-cell office:value-type="percentage" office:value="0.76360936776041444" table:style-name="ce38">
            <text:p>76,4%</text:p>
          </table:table-cell>
          <table:table-cell office:value-type="float" office:value="570902" table:style-name="ce37">
            <text:p>570.902</text:p>
          </table:table-cell>
          <table:table-cell office:value-type="percentage" office:value="0.76891747196875315" table:style-name="ce38">
            <text:p>76,9%</text:p>
          </table:table-cell>
          <table:table-cell office:value-type="float" office:value="429315" table:style-name="ce37">
            <text:p>429.315</text:p>
          </table:table-cell>
          <table:table-cell office:value-type="percentage" office:value="0.77557800492103579" table:style-name="ce38">
            <text:p>77,6%</text:p>
          </table:table-cell>
          <table:table-cell office:value-type="float" office:value="5247529" table:style-name="ce37">
            <text:p>5.247.529</text:p>
          </table:table-cell>
          <table:table-cell office:value-type="float" office:value="5977937" table:style-name="ce37">
            <text:p>5.977.937</text:p>
          </table:table-cell>
          <table:table-cell office:value-type="percentage" office:value="0.87781604255782553" table:style-name="ce38">
            <text:p>87,8%</text:p>
          </table:table-cell>
          <table:table-cell office:value-type="percentage" office:value="0.77398461449510669" table:style-name="ce38">
            <text:p>77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urcia</text:p>
          </table:table-cell>
          <table:table-cell office:value-type="float" office:value="73884" table:style-name="ce37">
            <text:p>73.884</text:p>
          </table:table-cell>
          <table:table-cell office:value-type="percentage" office:value="1" table:style-name="ce38">
            <text:p>100,0%</text:p>
          </table:table-cell>
          <table:table-cell office:value-type="float" office:value="103081" table:style-name="ce37">
            <text:p>103.081</text:p>
          </table:table-cell>
          <table:table-cell office:value-type="percentage" office:value="1" table:style-name="ce38">
            <text:p>100,0%</text:p>
          </table:table-cell>
          <table:table-cell office:value-type="float" office:value="147645" table:style-name="ce37">
            <text:p>147.645</text:p>
          </table:table-cell>
          <table:table-cell office:value-type="percentage" office:value="1" table:style-name="ce38">
            <text:p>100,0%</text:p>
          </table:table-cell>
          <table:table-cell office:value-type="float" office:value="206262" table:style-name="ce37">
            <text:p>206.262</text:p>
          </table:table-cell>
          <table:table-cell office:value-type="percentage" office:value="0.96720373635442847" table:style-name="ce38">
            <text:p>96,7%</text:p>
          </table:table-cell>
          <table:table-cell office:value-type="float" office:value="228931" table:style-name="ce37">
            <text:p>228.931</text:p>
          </table:table-cell>
          <table:table-cell office:value-type="percentage" office:value="0.90074638904299309" table:style-name="ce38">
            <text:p>90,1%</text:p>
          </table:table-cell>
          <table:table-cell office:value-type="float" office:value="162259" table:style-name="ce37">
            <text:p>162.259</text:p>
          </table:table-cell>
          <table:table-cell office:value-type="percentage" office:value="0.77634770792763741" table:style-name="ce38">
            <text:p>77,6%</text:p>
          </table:table-cell>
          <table:table-cell office:value-type="float" office:value="135378" table:style-name="ce37">
            <text:p>135.378</text:p>
          </table:table-cell>
          <table:table-cell office:value-type="percentage" office:value="0.78594816775811616" table:style-name="ce38">
            <text:p>78,6%</text:p>
          </table:table-cell>
          <table:table-cell office:value-type="float" office:value="114290" table:style-name="ce37">
            <text:p>114.290</text:p>
          </table:table-cell>
          <table:table-cell office:value-type="percentage" office:value="0.80546041411194269" table:style-name="ce38">
            <text:p>80,5%</text:p>
          </table:table-cell>
          <table:table-cell office:value-type="float" office:value="1171730" table:style-name="ce37">
            <text:p>1.171.730</text:p>
          </table:table-cell>
          <table:table-cell office:value-type="float" office:value="1310137" table:style-name="ce37">
            <text:p>1.310.137</text:p>
          </table:table-cell>
          <table:table-cell office:value-type="percentage" office:value="0.89435684970350426" table:style-name="ce38">
            <text:p>89,4%</text:p>
          </table:table-cell>
          <table:table-cell office:value-type="percentage" office:value="0.77533778306846446" table:style-name="ce38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Navarra</text:p>
          </table:table-cell>
          <table:table-cell office:value-type="float" office:value="42483" table:style-name="ce37">
            <text:p>42.483</text:p>
          </table:table-cell>
          <table:table-cell office:value-type="percentage" office:value="1" table:style-name="ce38">
            <text:p>100,0%</text:p>
          </table:table-cell>
          <table:table-cell office:value-type="float" office:value="55852" table:style-name="ce37">
            <text:p>55.852</text:p>
          </table:table-cell>
          <table:table-cell office:value-type="percentage" office:value="1" table:style-name="ce38">
            <text:p>100,0%</text:p>
          </table:table-cell>
          <table:table-cell office:value-type="float" office:value="72019" table:style-name="ce37">
            <text:p>72.019</text:p>
          </table:table-cell>
          <table:table-cell office:value-type="percentage" office:value="0.97528573750067715" table:style-name="ce38">
            <text:p>97,5%</text:p>
          </table:table-cell>
          <table:table-cell office:value-type="float" office:value="91245" table:style-name="ce37">
            <text:p>91.245</text:p>
          </table:table-cell>
          <table:table-cell office:value-type="percentage" office:value="0.94364696878813581" table:style-name="ce38">
            <text:p>94,4%</text:p>
          </table:table-cell>
          <table:table-cell office:value-type="float" office:value="94652" table:style-name="ce37">
            <text:p>94.652</text:p>
          </table:table-cell>
          <table:table-cell office:value-type="percentage" office:value="0.87639117794114929" table:style-name="ce38">
            <text:p>87,6%</text:p>
          </table:table-cell>
          <table:table-cell office:value-type="float" office:value="62731" table:style-name="ce37">
            <text:p>62.731</text:p>
          </table:table-cell>
          <table:table-cell office:value-type="percentage" office:value="0.7712100908520918" table:style-name="ce38">
            <text:p>77,1%</text:p>
          </table:table-cell>
          <table:table-cell office:value-type="float" office:value="54329" table:style-name="ce37">
            <text:p>54.329</text:p>
          </table:table-cell>
          <table:table-cell office:value-type="percentage" office:value="0.79746649639643608" table:style-name="ce38">
            <text:p>79,7%</text:p>
          </table:table-cell>
          <table:table-cell office:value-type="float" office:value="45749" table:style-name="ce37">
            <text:p>45.749</text:p>
          </table:table-cell>
          <table:table-cell office:value-type="percentage" office:value="0.81132510463219121" table:style-name="ce38">
            <text:p>81,1%</text:p>
          </table:table-cell>
          <table:table-cell office:value-type="float" office:value="519060" table:style-name="ce37">
            <text:p>519.060</text:p>
          </table:table-cell>
          <table:table-cell office:value-type="float" office:value="581354" table:style-name="ce37">
            <text:p>581.354</text:p>
          </table:table-cell>
          <table:table-cell office:value-type="percentage" office:value="0.89284669925725113" table:style-name="ce38">
            <text:p>89,3%</text:p>
          </table:table-cell>
          <table:table-cell office:value-type="percentage" office:value="0.78503078507615731" table:style-name="ce38">
            <text:p>78,5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País Vasco</text:p>
          </table:table-cell>
          <table:table-cell office:value-type="float" office:value="164055" table:style-name="ce37">
            <text:p>164.055</text:p>
          </table:table-cell>
          <table:table-cell office:value-type="percentage" office:value="1" table:style-name="ce38">
            <text:p>100,0%</text:p>
          </table:table-cell>
          <table:table-cell office:value-type="float" office:value="213563" table:style-name="ce37">
            <text:p>213.563</text:p>
          </table:table-cell>
          <table:table-cell office:value-type="percentage" office:value="1" table:style-name="ce38">
            <text:p>100,0%</text:p>
          </table:table-cell>
          <table:table-cell office:value-type="float" office:value="277999" table:style-name="ce37">
            <text:p>277.999</text:p>
          </table:table-cell>
          <table:table-cell office:value-type="percentage" office:value="0.99243178791870601" table:style-name="ce38">
            <text:p>99,2%</text:p>
          </table:table-cell>
          <table:table-cell office:value-type="float" office:value="322282" table:style-name="ce37">
            <text:p>322.282</text:p>
          </table:table-cell>
          <table:table-cell office:value-type="percentage" office:value="0.94795236148327677" table:style-name="ce38">
            <text:p>94,8%</text:p>
          </table:table-cell>
          <table:table-cell office:value-type="float" office:value="317604" table:style-name="ce37">
            <text:p>317.604</text:p>
          </table:table-cell>
          <table:table-cell office:value-type="percentage" office:value="0.87703688976149652" table:style-name="ce38">
            <text:p>87,7%</text:p>
          </table:table-cell>
          <table:table-cell office:value-type="float" office:value="197523" table:style-name="ce37">
            <text:p>197.523</text:p>
          </table:table-cell>
          <table:table-cell office:value-type="percentage" office:value="0.75812054056336187" table:style-name="ce38">
            <text:p>75,8%</text:p>
          </table:table-cell>
          <table:table-cell office:value-type="float" office:value="153227" table:style-name="ce37">
            <text:p>153.227</text:p>
          </table:table-cell>
          <table:table-cell office:value-type="percentage" office:value="0.76030347236694551" table:style-name="ce38">
            <text:p>76,0%</text:p>
          </table:table-cell>
          <table:table-cell office:value-type="float" office:value="136375" table:style-name="ce37">
            <text:p>136.375</text:p>
          </table:table-cell>
          <table:table-cell office:value-type="percentage" office:value="0.80883835687935191" table:style-name="ce38">
            <text:p>80,9%</text:p>
          </table:table-cell>
          <table:table-cell office:value-type="float" office:value="1782628" table:style-name="ce37">
            <text:p>1.782.628</text:p>
          </table:table-cell>
          <table:table-cell office:value-type="float" office:value="1983943" table:style-name="ce37">
            <text:p>1.983.943</text:p>
          </table:table-cell>
          <table:table-cell office:value-type="percentage" office:value="0.89852783068868414" table:style-name="ce38">
            <text:p>89,9%</text:p>
          </table:table-cell>
          <table:table-cell office:value-type="percentage" office:value="0.80280332753284844" table:style-name="ce38">
            <text:p>80,3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Ceuta</text:p>
          </table:table-cell>
          <table:table-cell office:value-type="float" office:value="2394" table:style-name="ce37">
            <text:p>2.394</text:p>
          </table:table-cell>
          <table:table-cell office:value-type="percentage" office:value="0.91900191938579656" table:style-name="ce38">
            <text:p>91,9%</text:p>
          </table:table-cell>
          <table:table-cell office:value-type="float" office:value="3882" table:style-name="ce37">
            <text:p>3.882</text:p>
          </table:table-cell>
          <table:table-cell office:value-type="percentage" office:value="0.89902732746641967" table:style-name="ce38">
            <text:p>89,9%</text:p>
          </table:table-cell>
          <table:table-cell office:value-type="float" office:value="7603" table:style-name="ce37">
            <text:p>7.603</text:p>
          </table:table-cell>
          <table:table-cell office:value-type="percentage" office:value="0.96767213949344533" table:style-name="ce38">
            <text:p>96,8%</text:p>
          </table:table-cell>
          <table:table-cell office:value-type="float" office:value="10464" table:style-name="ce37">
            <text:p>10.464</text:p>
          </table:table-cell>
          <table:table-cell office:value-type="percentage" office:value="0.90550363447559712" table:style-name="ce38">
            <text:p>90,6%</text:p>
          </table:table-cell>
          <table:table-cell office:value-type="float" office:value="10929" table:style-name="ce37">
            <text:p>10.929</text:p>
          </table:table-cell>
          <table:table-cell office:value-type="percentage" office:value="0.8644992880873279" table:style-name="ce38">
            <text:p>86,4%</text:p>
          </table:table-cell>
          <table:table-cell office:value-type="float" office:value="8846" table:style-name="ce37">
            <text:p>8.846</text:p>
          </table:table-cell>
          <table:table-cell office:value-type="percentage" office:value="0.74373633764923486" table:style-name="ce38">
            <text:p>74,4%</text:p>
          </table:table-cell>
          <table:table-cell office:value-type="float" office:value="8511" table:style-name="ce37">
            <text:p>8.511</text:p>
          </table:table-cell>
          <table:table-cell office:value-type="percentage" office:value="0.77605543904440599" table:style-name="ce38">
            <text:p>77,6%</text:p>
          </table:table-cell>
          <table:table-cell office:value-type="float" office:value="7471" table:style-name="ce37">
            <text:p>7.471</text:p>
          </table:table-cell>
          <table:table-cell office:value-type="percentage" office:value="0.81865001095770329" table:style-name="ce38">
            <text:p>81,9%</text:p>
          </table:table-cell>
          <table:table-cell office:value-type="float" office:value="60100" table:style-name="ce37">
            <text:p>60.100</text:p>
          </table:table-cell>
          <table:table-cell office:value-type="float" office:value="70965" table:style-name="ce37">
            <text:p>70.965</text:p>
          </table:table-cell>
          <table:table-cell office:value-type="percentage" office:value="0.84689635735926161" table:style-name="ce38">
            <text:p>84,7%</text:p>
          </table:table-cell>
          <table:table-cell office:value-type="percentage" office:value="0.71375976817652786" table:style-name="ce38">
            <text:p>71,4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Melilla</text:p>
          </table:table-cell>
          <table:table-cell office:value-type="float" office:value="2005" table:style-name="ce37">
            <text:p>2.005</text:p>
          </table:table-cell>
          <table:table-cell office:value-type="percentage" office:value="0.85355470412941681" table:style-name="ce38">
            <text:p>85,4%</text:p>
          </table:table-cell>
          <table:table-cell office:value-type="float" office:value="3302" table:style-name="ce37">
            <text:p>3.302</text:p>
          </table:table-cell>
          <table:table-cell office:value-type="percentage" office:value="0.8810032017075774" table:style-name="ce38">
            <text:p>88,1%</text:p>
          </table:table-cell>
          <table:table-cell office:value-type="float" office:value="7114" table:style-name="ce37">
            <text:p>7.114</text:p>
          </table:table-cell>
          <table:table-cell office:value-type="percentage" office:value="0.90890507218602279" table:style-name="ce38">
            <text:p>90,9%</text:p>
          </table:table-cell>
          <table:table-cell office:value-type="float" office:value="9596" table:style-name="ce37">
            <text:p>9.596</text:p>
          </table:table-cell>
          <table:table-cell office:value-type="percentage" office:value="0.84927869722984339" table:style-name="ce38">
            <text:p>84,9%</text:p>
          </table:table-cell>
          <table:table-cell office:value-type="float" office:value="9909" table:style-name="ce37">
            <text:p>9.909</text:p>
          </table:table-cell>
          <table:table-cell office:value-type="percentage" office:value="0.82561239793367769" table:style-name="ce38">
            <text:p>82,6%</text:p>
          </table:table-cell>
          <table:table-cell office:value-type="float" office:value="8382" table:style-name="ce37">
            <text:p>8.382</text:p>
          </table:table-cell>
          <table:table-cell office:value-type="percentage" office:value="0.69084315503173166" table:style-name="ce38">
            <text:p>69,1%</text:p>
          </table:table-cell>
          <table:table-cell office:value-type="float" office:value="8194" table:style-name="ce37">
            <text:p>8.194</text:p>
          </table:table-cell>
          <table:table-cell office:value-type="percentage" office:value="0.68311796581909123" table:style-name="ce38">
            <text:p>68,3%</text:p>
          </table:table-cell>
          <table:table-cell office:value-type="float" office:value="7164" table:style-name="ce37">
            <text:p>7.164</text:p>
          </table:table-cell>
          <table:table-cell office:value-type="percentage" office:value="0.74827658241069561" table:style-name="ce38">
            <text:p>74,8%</text:p>
          </table:table-cell>
          <table:table-cell office:value-type="float" office:value="55666" table:style-name="ce37">
            <text:p>55.666</text:p>
          </table:table-cell>
          <table:table-cell office:value-type="float" office:value="70927" table:style-name="ce37">
            <text:p>70.927</text:p>
          </table:table-cell>
          <table:table-cell office:value-type="percentage" office:value="0.78483511215757051" table:style-name="ce38">
            <text:p>78,5%</text:p>
          </table:table-cell>
          <table:table-cell office:value-type="percentage" office:value="0.63928062841655564" table:style-name="ce38">
            <text:p>63,9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Fuerzas Armadas</text:p>
          </table:table-cell>
          <table:table-cell office:value-type="float" office:value="32" table:style-name="ce37">
            <text:p>32</text:p>
          </table:table-cell>
          <table:table-cell office:value-type="string" table:style-name="ce38">
            <text:p>-</text:p>
          </table:table-cell>
          <table:table-cell office:value-type="float" office:value="18" table:style-name="ce37">
            <text:p>18</text:p>
          </table:table-cell>
          <table:table-cell office:value-type="string" table:style-name="ce38">
            <text:p>-</text:p>
          </table:table-cell>
          <table:table-cell office:value-type="float" office:value="3523" table:style-name="ce37">
            <text:p>3.523</text:p>
          </table:table-cell>
          <table:table-cell office:value-type="string" table:style-name="ce38">
            <text:p>-</text:p>
          </table:table-cell>
          <table:table-cell office:value-type="float" office:value="9490" table:style-name="ce37">
            <text:p>9.490</text:p>
          </table:table-cell>
          <table:table-cell office:value-type="string" table:style-name="ce38">
            <text:p>-</text:p>
          </table:table-cell>
          <table:table-cell office:value-type="float" office:value="21938" table:style-name="ce37">
            <text:p>21.938</text:p>
          </table:table-cell>
          <table:table-cell office:value-type="string" table:style-name="ce38">
            <text:p>-</text:p>
          </table:table-cell>
          <table:table-cell office:value-type="float" office:value="31694" table:style-name="ce37">
            <text:p>31.694</text:p>
          </table:table-cell>
          <table:table-cell office:value-type="string" table:style-name="ce38">
            <text:p>-</text:p>
          </table:table-cell>
          <table:table-cell office:value-type="float" office:value="24315" table:style-name="ce37">
            <text:p>24.315</text:p>
          </table:table-cell>
          <table:table-cell office:value-type="string" table:style-name="ce38">
            <text:p>-</text:p>
          </table:table-cell>
          <table:table-cell office:value-type="float" office:value="1078" table:style-name="ce37">
            <text:p>1.078</text:p>
          </table:table-cell>
          <table:table-cell office:value-type="string" table:style-name="ce38">
            <text:p>-</text:p>
          </table:table-cell>
          <table:table-cell office:value-type="float" office:value="92088" table:style-name="ce37">
            <text:p>92.088</text:p>
          </table:table-cell>
          <table:table-cell office:value-type="string" table:style-name="ce37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9">
            <text:p>Sanidad Exterior</text:p>
          </table:table-cell>
          <table:table-cell office:value-type="float" office:value="26" table:style-name="ce40">
            <text:p>26</text:p>
          </table:table-cell>
          <table:table-cell office:value-type="string" table:style-name="ce41">
            <text:p>-</text:p>
          </table:table-cell>
          <table:table-cell office:value-type="float" office:value="29" table:style-name="ce40">
            <text:p>29</text:p>
          </table:table-cell>
          <table:table-cell office:value-type="string" table:style-name="ce41">
            <text:p>-</text:p>
          </table:table-cell>
          <table:table-cell office:value-type="float" office:value="203" table:style-name="ce40">
            <text:p>203</text:p>
          </table:table-cell>
          <table:table-cell office:value-type="string" table:style-name="ce41">
            <text:p>-</text:p>
          </table:table-cell>
          <table:table-cell office:value-type="float" office:value="555" table:style-name="ce40">
            <text:p>555</text:p>
          </table:table-cell>
          <table:table-cell office:value-type="string" table:style-name="ce41">
            <text:p>-</text:p>
          </table:table-cell>
          <table:table-cell office:value-type="float" office:value="1070" table:style-name="ce40">
            <text:p>1.070</text:p>
          </table:table-cell>
          <table:table-cell office:value-type="string" table:style-name="ce41">
            <text:p>-</text:p>
          </table:table-cell>
          <table:table-cell office:value-type="float" office:value="1211" table:style-name="ce40">
            <text:p>1.211</text:p>
          </table:table-cell>
          <table:table-cell office:value-type="string" table:style-name="ce41">
            <text:p>-</text:p>
          </table:table-cell>
          <table:table-cell office:value-type="float" office:value="1051" table:style-name="ce40">
            <text:p>1.051</text:p>
          </table:table-cell>
          <table:table-cell office:value-type="string" table:style-name="ce41">
            <text:p>-</text:p>
          </table:table-cell>
          <table:table-cell office:value-type="float" office:value="161" table:style-name="ce40">
            <text:p>161</text:p>
          </table:table-cell>
          <table:table-cell office:value-type="string" table:style-name="ce41">
            <text:p>-</text:p>
          </table:table-cell>
          <table:table-cell office:value-type="float" office:value="4306" table:style-name="ce40">
            <text:p>4.306</text:p>
          </table:table-cell>
          <table:table-cell office:value-type="string" table:style-name="ce40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24" table:style-name="ce21"/>
          <table:table-cell table:number-columns-repeated="16339" table:style-name="ce42"/>
        </table:table-row>
        <table:table-row table:style-name="ro8">
          <table:table-cell office:value-type="string" table:style-name="ce43">
            <text:p>Total España</text:p>
          </table:table-cell>
          <table:table-cell office:value-type="float" office:value="2934466" table:style-name="ce44">
            <text:p>2.934.466</text:p>
          </table:table-cell>
          <table:table-cell office:value-type="percentage" office:value="1" table:style-name="ce45">
            <text:p>100,0%</text:p>
          </table:table-cell>
          <table:table-cell office:value-type="float" office:value="3937758" table:style-name="ce44">
            <text:p>3.937.758</text:p>
          </table:table-cell>
          <table:table-cell office:value-type="percentage" office:value="0.9943720336511328" table:style-name="ce45">
            <text:p>99,4%</text:p>
          </table:table-cell>
          <table:table-cell office:value-type="float" office:value="5260514" table:style-name="ce44">
            <text:p>5.260.514</text:p>
          </table:table-cell>
          <table:table-cell office:value-type="percentage" office:value="0.98567131335926306" table:style-name="ce45">
            <text:p>98,6%</text:p>
          </table:table-cell>
          <table:table-cell office:value-type="float" office:value="6645147" table:style-name="ce44">
            <text:p>6.645.147</text:p>
          </table:table-cell>
          <table:table-cell office:value-type="percentage" office:value="0.94481130211027364" table:style-name="ce45">
            <text:p>94,5%</text:p>
          </table:table-cell>
          <table:table-cell office:value-type="float" office:value="6907333" table:style-name="ce44">
            <text:p>6.907.333</text:p>
          </table:table-cell>
          <table:table-cell office:value-type="percentage" office:value="0.87526142850426969" table:style-name="ce45">
            <text:p>87,5%</text:p>
          </table:table-cell>
          <table:table-cell office:value-type="float" office:value="4780682" table:style-name="ce44">
            <text:p>4.780.682</text:p>
          </table:table-cell>
          <table:table-cell office:value-type="percentage" office:value="0.76731505169087777" table:style-name="ce45">
            <text:p>76,7%</text:p>
          </table:table-cell>
          <table:table-cell office:value-type="float" office:value="3824722" table:style-name="ce44">
            <text:p>3.824.722</text:p>
          </table:table-cell>
          <table:table-cell office:value-type="percentage" office:value="0.77350868819570284" table:style-name="ce45">
            <text:p>77,4%</text:p>
          </table:table-cell>
          <table:table-cell office:value-type="float" office:value="3161907" table:style-name="ce44">
            <text:p>3.161.907</text:p>
          </table:table-cell>
          <table:table-cell office:value-type="percentage" office:value="0.81310422080877709" table:style-name="ce45">
            <text:p>81,3%</text:p>
          </table:table-cell>
          <table:table-cell office:value-type="float" office:value="37452529" table:style-name="ce44">
            <text:p>37.452.529</text:p>
          </table:table-cell>
          <table:table-cell office:value-type="float" office:value="42119827" table:style-name="ce44">
            <text:p>42.119.827</text:p>
          </table:table-cell>
          <table:table-cell office:value-type="percentage" office:value="0.88919000070916721" table:style-name="ce45">
            <text:p>88,9%</text:p>
          </table:table-cell>
          <table:table-cell office:value-type="percentage" office:value="0.78929191808061383" table:style-name="ce45">
            <text:p>78,9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6"/>
          <table:table-cell table:style-name="ce21"/>
          <table:table-cell table:style-name="ce46"/>
          <table:table-cell table:style-name="ce42"/>
          <table:table-cell table:style-name="ce46"/>
          <table:table-cell table:style-name="ce21"/>
          <table:table-cell table:style-name="ce46"/>
          <table:table-cell table:number-columns-repeated="2" table:style-name="ce21"/>
          <table:table-cell table:style-name="ce46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42"/>
        <table:table-column table:style-name="co4" table:default-cell-style-name="ce46"/>
        <table:table-column table:style-name="co4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4" table:default-cell-style-name="ce46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7"/>
          <table:table-cell office:value-type="string" table:style-name="ce28">
            <text:p>Personas pauta completa ≥80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70-7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60-6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50-5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40-4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30-3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20-2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12-19 años</text:p>
          </table:table-cell>
          <table:table-cell office:value-type="string" table:style-name="ce29">
            <text:p>%</text:p>
          </table:table-cell>
          <table:table-cell office:value-type="string" table:style-name="ce30">
            <text:p>Total Personas pauta completa</text:p>
          </table:table-cell>
          <table:table-cell office:value-type="string" table:style-name="ce30">
            <text:p>Total Población INE Población a Vacunar (1)</text:p>
          </table:table-cell>
          <table:table-cell office:value-type="string" table:style-name="ce31">
            <text:p>% pauta completa sobre Población a Vacunar INE</text:p>
          </table:table-cell>
          <table:table-cell office:value-type="string" table:style-name="ce31">
            <text:p>% pauta completa sobre Total Población INE</text:p>
          </table:table-cell>
          <table:table-cell table:number-columns-repeated="16363" table:style-name="ce32"/>
        </table:table-row>
        <table:table-row table:style-name="ro5">
          <table:table-cell office:value-type="string" table:style-name="ce33">
            <text:p>Andalucía</text:p>
          </table:table-cell>
          <table:table-cell office:value-type="float" office:value="427073" table:style-name="ce34">
            <text:p>427.073</text:p>
          </table:table-cell>
          <table:table-cell office:value-type="percentage" office:value="1" table:style-name="ce35">
            <text:p>100,0%</text:p>
          </table:table-cell>
          <table:table-cell office:value-type="float" office:value="647530" table:style-name="ce34">
            <text:p>647.530</text:p>
          </table:table-cell>
          <table:table-cell office:value-type="percentage" office:value="0.99561641560869707" table:style-name="ce35">
            <text:p>99,6%</text:p>
          </table:table-cell>
          <table:table-cell office:value-type="float" office:value="912003" table:style-name="ce34">
            <text:p>912.003</text:p>
          </table:table-cell>
          <table:table-cell office:value-type="percentage" office:value="0.99547670843216207" table:style-name="ce35">
            <text:p>99,5%</text:p>
          </table:table-cell>
          <table:table-cell office:value-type="float" office:value="1191777" table:style-name="ce34">
            <text:p>1.191.777</text:p>
          </table:table-cell>
          <table:table-cell office:value-type="percentage" office:value="0.94210056591945901" table:style-name="ce35">
            <text:p>94,2%</text:p>
          </table:table-cell>
          <table:table-cell office:value-type="float" office:value="1212063" table:style-name="ce34">
            <text:p>1.212.063</text:p>
          </table:table-cell>
          <table:table-cell office:value-type="percentage" office:value="0.87506371316729159" table:style-name="ce35">
            <text:p>87,5%</text:p>
          </table:table-cell>
          <table:table-cell office:value-type="float" office:value="866996" table:style-name="ce34">
            <text:p>866.996</text:p>
          </table:table-cell>
          <table:table-cell office:value-type="percentage" office:value="0.76037806838522848" table:style-name="ce35">
            <text:p>76,0%</text:p>
          </table:table-cell>
          <table:table-cell office:value-type="float" office:value="681703" table:style-name="ce34">
            <text:p>681.703</text:p>
          </table:table-cell>
          <table:table-cell office:value-type="percentage" office:value="0.7340621877261293" table:style-name="ce35">
            <text:p>73,4%</text:p>
          </table:table-cell>
          <table:table-cell office:value-type="float" office:value="551195" table:style-name="ce34">
            <text:p>551.195</text:p>
          </table:table-cell>
          <table:table-cell office:value-type="percentage" office:value="0.73208908935632155" table:style-name="ce35">
            <text:p>73,2%</text:p>
          </table:table-cell>
          <table:table-cell office:value-type="float" office:value="6490340" table:style-name="ce34">
            <text:p>6.490.340</text:p>
          </table:table-cell>
          <table:table-cell office:value-type="float" office:value="7451975" table:style-name="ce34">
            <text:p>7.451.975</text:p>
          </table:table-cell>
          <table:table-cell office:value-type="percentage" office:value="0.87095568624425068" table:style-name="ce35">
            <text:p>87,1%</text:p>
          </table:table-cell>
          <table:table-cell office:value-type="percentage" office:value="0.76677987399241365" table:style-name="ce35">
            <text:p>76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ragón</text:p>
          </table:table-cell>
          <table:table-cell office:value-type="float" office:value="99762" table:style-name="ce37">
            <text:p>99.762</text:p>
          </table:table-cell>
          <table:table-cell office:value-type="percentage" office:value="1" table:style-name="ce38">
            <text:p>100,0%</text:p>
          </table:table-cell>
          <table:table-cell office:value-type="float" office:value="118236" table:style-name="ce37">
            <text:p>118.236</text:p>
          </table:table-cell>
          <table:table-cell office:value-type="percentage" office:value="0.99395569753268043" table:style-name="ce38">
            <text:p>99,4%</text:p>
          </table:table-cell>
          <table:table-cell office:value-type="float" office:value="151630" table:style-name="ce37">
            <text:p>151.630</text:p>
          </table:table-cell>
          <table:table-cell office:value-type="percentage" office:value="0.96970588423388571" table:style-name="ce38">
            <text:p>97,0%</text:p>
          </table:table-cell>
          <table:table-cell office:value-type="float" office:value="182548" table:style-name="ce37">
            <text:p>182.548</text:p>
          </table:table-cell>
          <table:table-cell office:value-type="percentage" office:value="0.92072266550997151" table:style-name="ce38">
            <text:p>92,1%</text:p>
          </table:table-cell>
          <table:table-cell office:value-type="float" office:value="182442" table:style-name="ce37">
            <text:p>182.442</text:p>
          </table:table-cell>
          <table:table-cell office:value-type="percentage" office:value="0.84879247056196294" table:style-name="ce38">
            <text:p>84,9%</text:p>
          </table:table-cell>
          <table:table-cell office:value-type="float" office:value="117013" table:style-name="ce37">
            <text:p>117.013</text:p>
          </table:table-cell>
          <table:table-cell office:value-type="percentage" office:value="0.71225180477946992" table:style-name="ce38">
            <text:p>71,2%</text:p>
          </table:table-cell>
          <table:table-cell office:value-type="float" office:value="94013" table:style-name="ce37">
            <text:p>94.013</text:p>
          </table:table-cell>
          <table:table-cell office:value-type="percentage" office:value="0.72095306017591887" table:style-name="ce38">
            <text:p>72,1%</text:p>
          </table:table-cell>
          <table:table-cell office:value-type="float" office:value="72780" table:style-name="ce37">
            <text:p>72.780</text:p>
          </table:table-cell>
          <table:table-cell office:value-type="percentage" office:value="0.70585496901337419" table:style-name="ce38">
            <text:p>70,6%</text:p>
          </table:table-cell>
          <table:table-cell office:value-type="float" office:value="1018424" table:style-name="ce37">
            <text:p>1.018.424</text:p>
          </table:table-cell>
          <table:table-cell office:value-type="float" office:value="1185134" table:style-name="ce37">
            <text:p>1.185.134</text:p>
          </table:table-cell>
          <table:table-cell office:value-type="percentage" office:value="0.85933236241640187" table:style-name="ce38">
            <text:p>85,9%</text:p>
          </table:table-cell>
          <table:table-cell office:value-type="percentage" office:value="0.76608311625398395" table:style-name="ce38">
            <text:p>76,6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sturias<text:s/></text:p>
          </table:table-cell>
          <table:table-cell office:value-type="float" office:value="88042" table:style-name="ce37">
            <text:p>88.042</text:p>
          </table:table-cell>
          <table:table-cell office:value-type="percentage" office:value="1" table:style-name="ce38">
            <text:p>100,0%</text:p>
          </table:table-cell>
          <table:table-cell office:value-type="float" office:value="113736" table:style-name="ce37">
            <text:p>113.736</text:p>
          </table:table-cell>
          <table:table-cell office:value-type="percentage" office:value="1" table:style-name="ce38">
            <text:p>100,0%</text:p>
          </table:table-cell>
          <table:table-cell office:value-type="float" office:value="146377" table:style-name="ce37">
            <text:p>146.377</text:p>
          </table:table-cell>
          <table:table-cell office:value-type="percentage" office:value="0.97811589554432954" table:style-name="ce38">
            <text:p>97,8%</text:p>
          </table:table-cell>
          <table:table-cell office:value-type="float" office:value="151631" table:style-name="ce37">
            <text:p>151.631</text:p>
          </table:table-cell>
          <table:table-cell office:value-type="percentage" office:value="0.93228196378616002" table:style-name="ce38">
            <text:p>93,2%</text:p>
          </table:table-cell>
          <table:table-cell office:value-type="float" office:value="148445" table:style-name="ce37">
            <text:p>148.445</text:p>
          </table:table-cell>
          <table:table-cell office:value-type="percentage" office:value="0.88892947608582396" table:style-name="ce38">
            <text:p>88,9%</text:p>
          </table:table-cell>
          <table:table-cell office:value-type="float" office:value="86837" table:style-name="ce37">
            <text:p>86.837</text:p>
          </table:table-cell>
          <table:table-cell office:value-type="percentage" office:value="0.75872644188342608" table:style-name="ce38">
            <text:p>75,9%</text:p>
          </table:table-cell>
          <table:table-cell office:value-type="float" office:value="61522" table:style-name="ce37">
            <text:p>61.522</text:p>
          </table:table-cell>
          <table:table-cell office:value-type="percentage" office:value="0.77766682256576203" table:style-name="ce38">
            <text:p>77,8%</text:p>
          </table:table-cell>
          <table:table-cell office:value-type="float" office:value="52291" table:style-name="ce37">
            <text:p>52.291</text:p>
          </table:table-cell>
          <table:table-cell office:value-type="percentage" office:value="0.81704687499999995" table:style-name="ce38">
            <text:p>81,7%</text:p>
          </table:table-cell>
          <table:table-cell office:value-type="float" office:value="848881" table:style-name="ce37">
            <text:p>848.881</text:p>
          </table:table-cell>
          <table:table-cell office:value-type="float" office:value="933927" table:style-name="ce37">
            <text:p>933.927</text:p>
          </table:table-cell>
          <table:table-cell office:value-type="percentage" office:value="0.90893720815438461" table:style-name="ce38">
            <text:p>90,9%</text:p>
          </table:table-cell>
          <table:table-cell office:value-type="percentage" office:value="0.83322961491346548" table:style-name="ce38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Baleares</text:p>
          </table:table-cell>
          <table:table-cell office:value-type="float" office:value="50707" table:style-name="ce37">
            <text:p>50.707</text:p>
          </table:table-cell>
          <table:table-cell office:value-type="percentage" office:value="1" table:style-name="ce38">
            <text:p>100,0%</text:p>
          </table:table-cell>
          <table:table-cell office:value-type="float" office:value="78499" table:style-name="ce37">
            <text:p>78.499</text:p>
          </table:table-cell>
          <table:table-cell office:value-type="percentage" office:value="0.974949078444036" table:style-name="ce38">
            <text:p>97,5%</text:p>
          </table:table-cell>
          <table:table-cell office:value-type="float" office:value="108372" table:style-name="ce37">
            <text:p>108.372</text:p>
          </table:table-cell>
          <table:table-cell office:value-type="percentage" office:value="0.92443125111958446" table:style-name="ce38">
            <text:p>92,4%</text:p>
          </table:table-cell>
          <table:table-cell office:value-type="float" office:value="146668" table:style-name="ce37">
            <text:p>146.668</text:p>
          </table:table-cell>
          <table:table-cell office:value-type="percentage" office:value="0.88462396786431596" table:style-name="ce38">
            <text:p>88,5%</text:p>
          </table:table-cell>
          <table:table-cell office:value-type="float" office:value="160412" table:style-name="ce37">
            <text:p>160.412</text:p>
          </table:table-cell>
          <table:table-cell office:value-type="percentage" office:value="0.77804939565023379" table:style-name="ce38">
            <text:p>77,8%</text:p>
          </table:table-cell>
          <table:table-cell office:value-type="float" office:value="115371" table:style-name="ce37">
            <text:p>115.371</text:p>
          </table:table-cell>
          <table:table-cell office:value-type="percentage" office:value="0.63325594032505061" table:style-name="ce38">
            <text:p>63,3%</text:p>
          </table:table-cell>
          <table:table-cell office:value-type="float" office:value="86428" table:style-name="ce37">
            <text:p>86.428</text:p>
          </table:table-cell>
          <table:table-cell office:value-type="percentage" office:value="0.62655318902147283" table:style-name="ce38">
            <text:p>62,7%</text:p>
          </table:table-cell>
          <table:table-cell office:value-type="float" office:value="64722" table:style-name="ce37">
            <text:p>64.722</text:p>
          </table:table-cell>
          <table:table-cell office:value-type="percentage" office:value="0.67785923753665689" table:style-name="ce38">
            <text:p>67,8%</text:p>
          </table:table-cell>
          <table:table-cell office:value-type="float" office:value="811179" table:style-name="ce37">
            <text:p>811.179</text:p>
          </table:table-cell>
          <table:table-cell office:value-type="float" office:value="1034867" table:style-name="ce37">
            <text:p>1.034.867</text:p>
          </table:table-cell>
          <table:table-cell office:value-type="percentage" office:value="0.78384855251930929" table:style-name="ce38">
            <text:p>78,4%</text:p>
          </table:table-cell>
          <table:table-cell office:value-type="percentage" office:value="0.69240224217122204" table:style-name="ce38">
            <text:p>69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arias</text:p>
          </table:table-cell>
          <table:table-cell office:value-type="float" office:value="91567" table:style-name="ce37">
            <text:p>91.567</text:p>
          </table:table-cell>
          <table:table-cell office:value-type="percentage" office:value="1" table:style-name="ce38">
            <text:p>100,0%</text:p>
          </table:table-cell>
          <table:table-cell office:value-type="float" office:value="149720" table:style-name="ce37">
            <text:p>149.720</text:p>
          </table:table-cell>
          <table:table-cell office:value-type="percentage" office:value="0.96886708815706879" table:style-name="ce38">
            <text:p>96,9%</text:p>
          </table:table-cell>
          <table:table-cell office:value-type="float" office:value="217670" table:style-name="ce37">
            <text:p>217.670</text:p>
          </table:table-cell>
          <table:table-cell office:value-type="percentage" office:value="0.92589284195123611" table:style-name="ce38">
            <text:p>92,6%</text:p>
          </table:table-cell>
          <table:table-cell office:value-type="float" office:value="315772" table:style-name="ce37">
            <text:p>315.772</text:p>
          </table:table-cell>
          <table:table-cell office:value-type="percentage" office:value="0.90088784406810607" table:style-name="ce38">
            <text:p>90,1%</text:p>
          </table:table-cell>
          <table:table-cell office:value-type="float" office:value="309370" table:style-name="ce37">
            <text:p>309.370</text:p>
          </table:table-cell>
          <table:table-cell office:value-type="percentage" office:value="0.79750157247295861" table:style-name="ce38">
            <text:p>79,8%</text:p>
          </table:table-cell>
          <table:table-cell office:value-type="float" office:value="214496" table:style-name="ce37">
            <text:p>214.496</text:p>
          </table:table-cell>
          <table:table-cell office:value-type="percentage" office:value="0.68984414698939323" table:style-name="ce38">
            <text:p>69,0%</text:p>
          </table:table-cell>
          <table:table-cell office:value-type="float" office:value="168787" table:style-name="ce37">
            <text:p>168.787</text:p>
          </table:table-cell>
          <table:table-cell office:value-type="percentage" office:value="0.67046014268236487" table:style-name="ce38">
            <text:p>67,0%</text:p>
          </table:table-cell>
          <table:table-cell office:value-type="float" office:value="126628" table:style-name="ce37">
            <text:p>126.628</text:p>
          </table:table-cell>
          <table:table-cell office:value-type="percentage" office:value="0.70428316379027456" table:style-name="ce38">
            <text:p>70,4%</text:p>
          </table:table-cell>
          <table:table-cell office:value-type="float" office:value="1594010" table:style-name="ce37">
            <text:p>1.594.010</text:p>
          </table:table-cell>
          <table:table-cell office:value-type="float" office:value="1960774" table:style-name="ce37">
            <text:p>1.960.774</text:p>
          </table:table-cell>
          <table:table-cell office:value-type="percentage" office:value="0.81294937611371831" table:style-name="ce38">
            <text:p>81,3%</text:p>
          </table:table-cell>
          <table:table-cell office:value-type="percentage" office:value="0.73255751965116878" table:style-name="ce38">
            <text:p>73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tabria</text:p>
          </table:table-cell>
          <table:table-cell office:value-type="float" office:value="41781" table:style-name="ce37">
            <text:p>41.781</text:p>
          </table:table-cell>
          <table:table-cell office:value-type="percentage" office:value="1" table:style-name="ce38">
            <text:p>100,0%</text:p>
          </table:table-cell>
          <table:table-cell office:value-type="float" office:value="55627" table:style-name="ce37">
            <text:p>55.627</text:p>
          </table:table-cell>
          <table:table-cell office:value-type="percentage" office:value="1" table:style-name="ce38">
            <text:p>100,0%</text:p>
          </table:table-cell>
          <table:table-cell office:value-type="float" office:value="75848" table:style-name="ce37">
            <text:p>75.848</text:p>
          </table:table-cell>
          <table:table-cell office:value-type="percentage" office:value="0.98064516129032253" table:style-name="ce38">
            <text:p>98,1%</text:p>
          </table:table-cell>
          <table:table-cell office:value-type="float" office:value="83018" table:style-name="ce37">
            <text:p>83.018</text:p>
          </table:table-cell>
          <table:table-cell office:value-type="percentage" office:value="0.92279133875772534" table:style-name="ce38">
            <text:p>92,3%</text:p>
          </table:table-cell>
          <table:table-cell office:value-type="float" office:value="85467" table:style-name="ce37">
            <text:p>85.467</text:p>
          </table:table-cell>
          <table:table-cell office:value-type="percentage" office:value="0.87417279505773815" table:style-name="ce38">
            <text:p>87,4%</text:p>
          </table:table-cell>
          <table:table-cell office:value-type="float" office:value="50989" table:style-name="ce37">
            <text:p>50.989</text:p>
          </table:table-cell>
          <table:table-cell office:value-type="percentage" office:value="0.72352532175443074" table:style-name="ce38">
            <text:p>72,4%</text:p>
          </table:table-cell>
          <table:table-cell office:value-type="float" office:value="36150" table:style-name="ce37">
            <text:p>36.150</text:p>
          </table:table-cell>
          <table:table-cell office:value-type="percentage" office:value="0.71577071577071572" table:style-name="ce38">
            <text:p>71,6%</text:p>
          </table:table-cell>
          <table:table-cell office:value-type="float" office:value="24941" table:style-name="ce37">
            <text:p>24.941</text:p>
          </table:table-cell>
          <table:table-cell office:value-type="percentage" office:value="0.56731797193094191" table:style-name="ce38">
            <text:p>56,7%</text:p>
          </table:table-cell>
          <table:table-cell office:value-type="float" office:value="453821" table:style-name="ce37">
            <text:p>453.821</text:p>
          </table:table-cell>
          <table:table-cell office:value-type="float" office:value="524127" table:style-name="ce37">
            <text:p>524.127</text:p>
          </table:table-cell>
          <table:table-cell office:value-type="percentage" office:value="0.86586075512232719" table:style-name="ce38">
            <text:p>86,6%</text:p>
          </table:table-cell>
          <table:table-cell office:value-type="percentage" office:value="0.77855053567905574" table:style-name="ce38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y Leon</text:p>
          </table:table-cell>
          <table:table-cell office:value-type="float" office:value="226521" table:style-name="ce37">
            <text:p>226.521</text:p>
          </table:table-cell>
          <table:table-cell office:value-type="percentage" office:value="1" table:style-name="ce38">
            <text:p>100,0%</text:p>
          </table:table-cell>
          <table:table-cell office:value-type="float" office:value="248660" table:style-name="ce37">
            <text:p>248.660</text:p>
          </table:table-cell>
          <table:table-cell office:value-type="percentage" office:value="1" table:style-name="ce38">
            <text:p>100,0%</text:p>
          </table:table-cell>
          <table:table-cell office:value-type="float" office:value="315492" table:style-name="ce37">
            <text:p>315.492</text:p>
          </table:table-cell>
          <table:table-cell office:value-type="percentage" office:value="0.99032253001647963" table:style-name="ce38">
            <text:p>99,0%</text:p>
          </table:table-cell>
          <table:table-cell office:value-type="float" office:value="345888" table:style-name="ce37">
            <text:p>345.888</text:p>
          </table:table-cell>
          <table:table-cell office:value-type="percentage" office:value="0.90742572309306746" table:style-name="ce38">
            <text:p>90,7%</text:p>
          </table:table-cell>
          <table:table-cell office:value-type="float" office:value="311512" table:style-name="ce37">
            <text:p>311.512</text:p>
          </table:table-cell>
          <table:table-cell office:value-type="percentage" office:value="0.85743934160003299" table:style-name="ce38">
            <text:p>85,7%</text:p>
          </table:table-cell>
          <table:table-cell office:value-type="float" office:value="199345" table:style-name="ce37">
            <text:p>199.345</text:p>
          </table:table-cell>
          <table:table-cell office:value-type="percentage" office:value="0.74442739083511644" table:style-name="ce38">
            <text:p>74,4%</text:p>
          </table:table-cell>
          <table:table-cell office:value-type="float" office:value="154963" table:style-name="ce37">
            <text:p>154.963</text:p>
          </table:table-cell>
          <table:table-cell office:value-type="percentage" office:value="0.73440091750945469" table:style-name="ce38">
            <text:p>73,4%</text:p>
          </table:table-cell>
          <table:table-cell office:value-type="float" office:value="110116" table:style-name="ce37">
            <text:p>110.116</text:p>
          </table:table-cell>
          <table:table-cell office:value-type="percentage" office:value="0.66598928281985215" table:style-name="ce38">
            <text:p>66,6%</text:p>
          </table:table-cell>
          <table:table-cell office:value-type="float" office:value="1912497" table:style-name="ce37">
            <text:p>1.912.497</text:p>
          </table:table-cell>
          <table:table-cell office:value-type="float" office:value="2176253" table:style-name="ce37">
            <text:p>2.176.253</text:p>
          </table:table-cell>
          <table:table-cell office:value-type="percentage" office:value="0.87880269435584923" table:style-name="ce38">
            <text:p>87,9%</text:p>
          </table:table-cell>
          <table:table-cell office:value-type="percentage" office:value="0.79856471077506619" table:style-name="ce38">
            <text:p>79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- La Mancha</text:p>
          </table:table-cell>
          <table:table-cell office:value-type="float" office:value="135946" table:style-name="ce37">
            <text:p>135.946</text:p>
          </table:table-cell>
          <table:table-cell office:value-type="percentage" office:value="1" table:style-name="ce38">
            <text:p>100,0%</text:p>
          </table:table-cell>
          <table:table-cell office:value-type="float" office:value="156880" table:style-name="ce37">
            <text:p>156.880</text:p>
          </table:table-cell>
          <table:table-cell office:value-type="percentage" office:value="0.9860403140143682" table:style-name="ce38">
            <text:p>98,6%</text:p>
          </table:table-cell>
          <table:table-cell office:value-type="float" office:value="214286" table:style-name="ce37">
            <text:p>214.286</text:p>
          </table:table-cell>
          <table:table-cell office:value-type="percentage" office:value="0.98096537327644617" table:style-name="ce38">
            <text:p>98,1%</text:p>
          </table:table-cell>
          <table:table-cell office:value-type="float" office:value="275581" table:style-name="ce37">
            <text:p>275.581</text:p>
          </table:table-cell>
          <table:table-cell office:value-type="percentage" office:value="0.89626249682904147" table:style-name="ce38">
            <text:p>89,6%</text:p>
          </table:table-cell>
          <table:table-cell office:value-type="float" office:value="272868" table:style-name="ce37">
            <text:p>272.868</text:p>
          </table:table-cell>
          <table:table-cell office:value-type="percentage" office:value="0.82535956806460886" table:style-name="ce38">
            <text:p>82,5%</text:p>
          </table:table-cell>
          <table:table-cell office:value-type="float" office:value="188723" table:style-name="ce37">
            <text:p>188.723</text:p>
          </table:table-cell>
          <table:table-cell office:value-type="percentage" office:value="0.70974911715262445" table:style-name="ce38">
            <text:p>71,0%</text:p>
          </table:table-cell>
          <table:table-cell office:value-type="float" office:value="152344" table:style-name="ce37">
            <text:p>152.344</text:p>
          </table:table-cell>
          <table:table-cell office:value-type="percentage" office:value="0.69854050410612178" table:style-name="ce38">
            <text:p>69,9%</text:p>
          </table:table-cell>
          <table:table-cell office:value-type="float" office:value="119693" table:style-name="ce37">
            <text:p>119.693</text:p>
          </table:table-cell>
          <table:table-cell office:value-type="percentage" office:value="0.68800151748557237" table:style-name="ce38">
            <text:p>68,8%</text:p>
          </table:table-cell>
          <table:table-cell office:value-type="float" office:value="1516321" table:style-name="ce37">
            <text:p>1.516.321</text:p>
          </table:table-cell>
          <table:table-cell office:value-type="float" office:value="1808784" table:style-name="ce37">
            <text:p>1.808.784</text:p>
          </table:table-cell>
          <table:table-cell office:value-type="percentage" office:value="0.83830960468469429" table:style-name="ce38">
            <text:p>83,8%</text:p>
          </table:table-cell>
          <table:table-cell office:value-type="percentage" office:value="0.74139713996678114" table:style-name="ce38">
            <text:p>74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taluña</text:p>
          </table:table-cell>
          <table:table-cell office:value-type="float" office:value="452048" table:style-name="ce37">
            <text:p>452.048</text:p>
          </table:table-cell>
          <table:table-cell office:value-type="percentage" office:value="1" table:style-name="ce38">
            <text:p>100,0%</text:p>
          </table:table-cell>
          <table:table-cell office:value-type="float" office:value="612787" table:style-name="ce37">
            <text:p>612.787</text:p>
          </table:table-cell>
          <table:table-cell office:value-type="percentage" office:value="0.96457534488077923" table:style-name="ce38">
            <text:p>96,5%</text:p>
          </table:table-cell>
          <table:table-cell office:value-type="float" office:value="781727" table:style-name="ce37">
            <text:p>781.727</text:p>
          </table:table-cell>
          <table:table-cell office:value-type="percentage" office:value="0.93331176335746624" table:style-name="ce38">
            <text:p>93,3%</text:p>
          </table:table-cell>
          <table:table-cell office:value-type="float" office:value="1004405" table:style-name="ce37">
            <text:p>1.004.405</text:p>
          </table:table-cell>
          <table:table-cell office:value-type="percentage" office:value="0.91997014050449721" table:style-name="ce38">
            <text:p>92,0%</text:p>
          </table:table-cell>
          <table:table-cell office:value-type="float" office:value="1087556" table:style-name="ce37">
            <text:p>1.087.556</text:p>
          </table:table-cell>
          <table:table-cell office:value-type="percentage" office:value="0.82593648780524853" table:style-name="ce38">
            <text:p>82,6%</text:p>
          </table:table-cell>
          <table:table-cell office:value-type="float" office:value="703303" table:style-name="ce37">
            <text:p>703.303</text:p>
          </table:table-cell>
          <table:table-cell office:value-type="percentage" office:value="0.67324142393830677" table:style-name="ce38">
            <text:p>67,3%</text:p>
          </table:table-cell>
          <table:table-cell office:value-type="float" office:value="550388" table:style-name="ce37">
            <text:p>550.388</text:p>
          </table:table-cell>
          <table:table-cell office:value-type="percentage" office:value="0.65605559429514804" table:style-name="ce38">
            <text:p>65,6%</text:p>
          </table:table-cell>
          <table:table-cell office:value-type="float" office:value="423731" table:style-name="ce37">
            <text:p>423.731</text:p>
          </table:table-cell>
          <table:table-cell office:value-type="percentage" office:value="0.64576799163626275" table:style-name="ce38">
            <text:p>64,6%</text:p>
          </table:table-cell>
          <table:table-cell office:value-type="float" office:value="5615945" table:style-name="ce37">
            <text:p>5.615.945</text:p>
          </table:table-cell>
          <table:table-cell office:value-type="float" office:value="6868360" table:style-name="ce37">
            <text:p>6.868.360</text:p>
          </table:table-cell>
          <table:table-cell office:value-type="percentage" office:value="0.81765443279036043" table:style-name="ce38">
            <text:p>81,8%</text:p>
          </table:table-cell>
          <table:table-cell office:value-type="percentage" office:value="0.72179939050025066" table:style-name="ce38">
            <text:p>72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. Valenciana</text:p>
          </table:table-cell>
          <table:table-cell office:value-type="float" office:value="292682" table:style-name="ce37">
            <text:p>292.682</text:p>
          </table:table-cell>
          <table:table-cell office:value-type="percentage" office:value="1" table:style-name="ce38">
            <text:p>100,0%</text:p>
          </table:table-cell>
          <table:table-cell office:value-type="float" office:value="430787" table:style-name="ce37">
            <text:p>430.787</text:p>
          </table:table-cell>
          <table:table-cell office:value-type="percentage" office:value="0.98384194106819045" table:style-name="ce38">
            <text:p>98,4%</text:p>
          </table:table-cell>
          <table:table-cell office:value-type="float" office:value="557824" table:style-name="ce37">
            <text:p>557.824</text:p>
          </table:table-cell>
          <table:table-cell office:value-type="percentage" office:value="0.96055984901709579" table:style-name="ce38">
            <text:p>96,1%</text:p>
          </table:table-cell>
          <table:table-cell office:value-type="float" office:value="705109" table:style-name="ce37">
            <text:p>705.109</text:p>
          </table:table-cell>
          <table:table-cell office:value-type="percentage" office:value="0.93722867768836715" table:style-name="ce38">
            <text:p>93,7%</text:p>
          </table:table-cell>
          <table:table-cell office:value-type="float" office:value="734309" table:style-name="ce37">
            <text:p>734.309</text:p>
          </table:table-cell>
          <table:table-cell office:value-type="percentage" office:value="0.8622819955189599" table:style-name="ce38">
            <text:p>86,2%</text:p>
          </table:table-cell>
          <table:table-cell office:value-type="float" office:value="469829" table:style-name="ce37">
            <text:p>469.829</text:p>
          </table:table-cell>
          <table:table-cell office:value-type="percentage" office:value="0.72419650440302175" table:style-name="ce38">
            <text:p>72,4%</text:p>
          </table:table-cell>
          <table:table-cell office:value-type="float" office:value="376604" table:style-name="ce37">
            <text:p>376.604</text:p>
          </table:table-cell>
          <table:table-cell office:value-type="percentage" office:value="0.72967453683790395" table:style-name="ce38">
            <text:p>73,0%</text:p>
          </table:table-cell>
          <table:table-cell office:value-type="float" office:value="299223" table:style-name="ce37">
            <text:p>299.223</text:p>
          </table:table-cell>
          <table:table-cell office:value-type="percentage" office:value="0.70483192040157261" table:style-name="ce38">
            <text:p>70,5%</text:p>
          </table:table-cell>
          <table:table-cell office:value-type="float" office:value="3866367" table:style-name="ce37">
            <text:p>3.866.367</text:p>
          </table:table-cell>
          <table:table-cell office:value-type="float" office:value="4488459" table:style-name="ce37">
            <text:p>4.488.459</text:p>
          </table:table-cell>
          <table:table-cell office:value-type="percentage" office:value="0.86140187534296286" table:style-name="ce38">
            <text:p>86,1%</text:p>
          </table:table-cell>
          <table:table-cell office:value-type="percentage" office:value="0.76450407950562282" table:style-name="ce38">
            <text:p>76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Extremadura</text:p>
          </table:table-cell>
          <table:table-cell office:value-type="float" office:value="77259" table:style-name="ce37">
            <text:p>77.259</text:p>
          </table:table-cell>
          <table:table-cell office:value-type="percentage" office:value="1" table:style-name="ce38">
            <text:p>100,0%</text:p>
          </table:table-cell>
          <table:table-cell office:value-type="float" office:value="95275" table:style-name="ce37">
            <text:p>95.275</text:p>
          </table:table-cell>
          <table:table-cell office:value-type="percentage" office:value="1" table:style-name="ce38">
            <text:p>100,0%</text:p>
          </table:table-cell>
          <table:table-cell office:value-type="float" office:value="130876" table:style-name="ce37">
            <text:p>130.876</text:p>
          </table:table-cell>
          <table:table-cell office:value-type="percentage" office:value="1.0445262057351732" table:style-name="ce38">
            <text:p>104,5%</text:p>
          </table:table-cell>
          <table:table-cell office:value-type="float" office:value="159643" table:style-name="ce37">
            <text:p>159.643</text:p>
          </table:table-cell>
          <table:table-cell office:value-type="percentage" office:value="0.94342733547655067" table:style-name="ce38">
            <text:p>94,3%</text:p>
          </table:table-cell>
          <table:table-cell office:value-type="float" office:value="143376" table:style-name="ce37">
            <text:p>143.376</text:p>
          </table:table-cell>
          <table:table-cell office:value-type="percentage" office:value="0.89894290694320789" table:style-name="ce38">
            <text:p>89,9%</text:p>
          </table:table-cell>
          <table:table-cell office:value-type="float" office:value="107793" table:style-name="ce37">
            <text:p>107.793</text:p>
          </table:table-cell>
          <table:table-cell office:value-type="percentage" office:value="0.80756523498078348" table:style-name="ce38">
            <text:p>80,8%</text:p>
          </table:table-cell>
          <table:table-cell office:value-type="float" office:value="84768" table:style-name="ce37">
            <text:p>84.768</text:p>
          </table:table-cell>
          <table:table-cell office:value-type="percentage" office:value="0.74804094599364634" table:style-name="ce38">
            <text:p>74,8%</text:p>
          </table:table-cell>
          <table:table-cell office:value-type="float" office:value="64460" table:style-name="ce37">
            <text:p>64.460</text:p>
          </table:table-cell>
          <table:table-cell office:value-type="percentage" office:value="0.76058997050147492" table:style-name="ce38">
            <text:p>76,1%</text:p>
          </table:table-cell>
          <table:table-cell office:value-type="float" office:value="863450" table:style-name="ce37">
            <text:p>863.450</text:p>
          </table:table-cell>
          <table:table-cell office:value-type="float" office:value="953437" table:style-name="ce37">
            <text:p>953.437</text:p>
          </table:table-cell>
          <table:table-cell office:value-type="percentage" office:value="0.90561830514234287" table:style-name="ce38">
            <text:p>90,6%</text:p>
          </table:table-cell>
          <table:table-cell office:value-type="percentage" office:value="0.81152307312025429" table:style-name="ce38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Galicia</text:p>
          </table:table-cell>
          <table:table-cell office:value-type="float" office:value="240270" table:style-name="ce37">
            <text:p>240.270</text:p>
          </table:table-cell>
          <table:table-cell office:value-type="percentage" office:value="1" table:style-name="ce38">
            <text:p>100,0%</text:p>
          </table:table-cell>
          <table:table-cell office:value-type="float" office:value="289400" table:style-name="ce37">
            <text:p>289.400</text:p>
          </table:table-cell>
          <table:table-cell office:value-type="percentage" office:value="0.9987506988494006" table:style-name="ce38">
            <text:p>99,9%</text:p>
          </table:table-cell>
          <table:table-cell office:value-type="float" office:value="342017" table:style-name="ce37">
            <text:p>342.017</text:p>
          </table:table-cell>
          <table:table-cell office:value-type="percentage" office:value="0.98584716669501071" table:style-name="ce38">
            <text:p>98,6%</text:p>
          </table:table-cell>
          <table:table-cell office:value-type="float" office:value="386138" table:style-name="ce37">
            <text:p>386.138</text:p>
          </table:table-cell>
          <table:table-cell office:value-type="percentage" office:value="0.95133891285548511" table:style-name="ce38">
            <text:p>95,1%</text:p>
          </table:table-cell>
          <table:table-cell office:value-type="float" office:value="399324" table:style-name="ce37">
            <text:p>399.324</text:p>
          </table:table-cell>
          <table:table-cell office:value-type="percentage" office:value="0.90095911520437888" table:style-name="ce38">
            <text:p>90,1%</text:p>
          </table:table-cell>
          <table:table-cell office:value-type="float" office:value="248358" table:style-name="ce37">
            <text:p>248.358</text:p>
          </table:table-cell>
          <table:table-cell office:value-type="percentage" office:value="0.76794018700836097" table:style-name="ce38">
            <text:p>76,8%</text:p>
          </table:table-cell>
          <table:table-cell office:value-type="float" office:value="181114" table:style-name="ce37">
            <text:p>181.114</text:p>
          </table:table-cell>
          <table:table-cell office:value-type="percentage" office:value="0.78410778375710555" table:style-name="ce38">
            <text:p>78,4%</text:p>
          </table:table-cell>
          <table:table-cell office:value-type="float" office:value="148760" table:style-name="ce37">
            <text:p>148.760</text:p>
          </table:table-cell>
          <table:table-cell office:value-type="percentage" office:value="0.82641230618809269" table:style-name="ce38">
            <text:p>82,6%</text:p>
          </table:table-cell>
          <table:table-cell office:value-type="float" office:value="2235381" table:style-name="ce37">
            <text:p>2.235.381</text:p>
          </table:table-cell>
          <table:table-cell office:value-type="float" office:value="2454497" table:style-name="ce37">
            <text:p>2.454.497</text:p>
          </table:table-cell>
          <table:table-cell office:value-type="percentage" office:value="0.91072875623803984" table:style-name="ce38">
            <text:p>91,1%</text:p>
          </table:table-cell>
          <table:table-cell office:value-type="percentage" office:value="0.82736149238716583" table:style-name="ce38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La Rioja</text:p>
          </table:table-cell>
          <table:table-cell office:value-type="float" office:value="23135" table:style-name="ce37">
            <text:p>23.135</text:p>
          </table:table-cell>
          <table:table-cell office:value-type="percentage" office:value="1" table:style-name="ce38">
            <text:p>100,0%</text:p>
          </table:table-cell>
          <table:table-cell office:value-type="float" office:value="28517" table:style-name="ce37">
            <text:p>28.517</text:p>
          </table:table-cell>
          <table:table-cell office:value-type="percentage" office:value="1" table:style-name="ce38">
            <text:p>100,0%</text:p>
          </table:table-cell>
          <table:table-cell office:value-type="float" office:value="37264" table:style-name="ce37">
            <text:p>37.264</text:p>
          </table:table-cell>
          <table:table-cell office:value-type="percentage" office:value="0.98796330664404264" table:style-name="ce38">
            <text:p>98,8%</text:p>
          </table:table-cell>
          <table:table-cell office:value-type="float" office:value="44476" table:style-name="ce37">
            <text:p>44.476</text:p>
          </table:table-cell>
          <table:table-cell office:value-type="percentage" office:value="0.93311513930849277" table:style-name="ce38">
            <text:p>93,3%</text:p>
          </table:table-cell>
          <table:table-cell office:value-type="float" office:value="46102" table:style-name="ce37">
            <text:p>46.102</text:p>
          </table:table-cell>
          <table:table-cell office:value-type="percentage" office:value="0.87071977638015374" table:style-name="ce38">
            <text:p>87,1%</text:p>
          </table:table-cell>
          <table:table-cell office:value-type="float" office:value="28778" table:style-name="ce37">
            <text:p>28.778</text:p>
          </table:table-cell>
          <table:table-cell office:value-type="percentage" office:value="0.73191078104733076" table:style-name="ce38">
            <text:p>73,2%</text:p>
          </table:table-cell>
          <table:table-cell office:value-type="float" office:value="20849" table:style-name="ce37">
            <text:p>20.849</text:p>
          </table:table-cell>
          <table:table-cell office:value-type="percentage" office:value="0.6845163832162322" table:style-name="ce38">
            <text:p>68,5%</text:p>
          </table:table-cell>
          <table:table-cell office:value-type="float" office:value="17086" table:style-name="ce37">
            <text:p>17.086</text:p>
          </table:table-cell>
          <table:table-cell office:value-type="percentage" office:value="0.66919943600188003" table:style-name="ce38">
            <text:p>66,9%</text:p>
          </table:table-cell>
          <table:table-cell office:value-type="float" office:value="246207" table:style-name="ce37">
            <text:p>246.207</text:p>
          </table:table-cell>
          <table:table-cell office:value-type="float" office:value="283970" table:style-name="ce37">
            <text:p>283.970</text:p>
          </table:table-cell>
          <table:table-cell office:value-type="percentage" office:value="0.86701764270873682" table:style-name="ce38">
            <text:p>86,7%</text:p>
          </table:table-cell>
          <table:table-cell office:value-type="percentage" office:value="0.76960370599598638" table:style-name="ce38">
            <text:p>77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adrid</text:p>
          </table:table-cell>
          <table:table-cell office:value-type="float" office:value="370174" table:style-name="ce37">
            <text:p>370.174</text:p>
          </table:table-cell>
          <table:table-cell office:value-type="percentage" office:value="1" table:style-name="ce38">
            <text:p>100,0%</text:p>
          </table:table-cell>
          <table:table-cell office:value-type="float" office:value="507454" table:style-name="ce37">
            <text:p>507.454</text:p>
          </table:table-cell>
          <table:table-cell office:value-type="percentage" office:value="0.96459290489487359" table:style-name="ce38">
            <text:p>96,5%</text:p>
          </table:table-cell>
          <table:table-cell office:value-type="float" office:value="671801" table:style-name="ce37">
            <text:p>671.801</text:p>
          </table:table-cell>
          <table:table-cell office:value-type="percentage" office:value="0.95518133204800637" table:style-name="ce38">
            <text:p>95,5%</text:p>
          </table:table-cell>
          <table:table-cell office:value-type="float" office:value="923534" table:style-name="ce37">
            <text:p>923.534</text:p>
          </table:table-cell>
          <table:table-cell office:value-type="percentage" office:value="0.94937308731752101" table:style-name="ce38">
            <text:p>94,9%</text:p>
          </table:table-cell>
          <table:table-cell office:value-type="float" office:value="989308" table:style-name="ce37">
            <text:p>989.308</text:p>
          </table:table-cell>
          <table:table-cell office:value-type="percentage" office:value="0.8484842247362927" table:style-name="ce38">
            <text:p>84,8%</text:p>
          </table:table-cell>
          <table:table-cell office:value-type="float" office:value="680483" table:style-name="ce37">
            <text:p>680.483</text:p>
          </table:table-cell>
          <table:table-cell office:value-type="percentage" office:value="0.71656943683922325" table:style-name="ce38">
            <text:p>71,7%</text:p>
          </table:table-cell>
          <table:table-cell office:value-type="float" office:value="518927" table:style-name="ce37">
            <text:p>518.927</text:p>
          </table:table-cell>
          <table:table-cell office:value-type="percentage" office:value="0.69891511498703662" table:style-name="ce38">
            <text:p>69,9%</text:p>
          </table:table-cell>
          <table:table-cell office:value-type="float" office:value="337600" table:style-name="ce37">
            <text:p>337.600</text:p>
          </table:table-cell>
          <table:table-cell office:value-type="percentage" office:value="0.60989048708137772" table:style-name="ce38">
            <text:p>61,0%</text:p>
          </table:table-cell>
          <table:table-cell office:value-type="float" office:value="4999281" table:style-name="ce37">
            <text:p>4.999.281</text:p>
          </table:table-cell>
          <table:table-cell office:value-type="float" office:value="5977937" table:style-name="ce37">
            <text:p>5.977.937</text:p>
          </table:table-cell>
          <table:table-cell office:value-type="percentage" office:value="0.8362886728314467" table:style-name="ce38">
            <text:p>83,6%</text:p>
          </table:table-cell>
          <table:table-cell office:value-type="percentage" office:value="0.73736926037716255" table:style-name="ce38">
            <text:p>73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urcia</text:p>
          </table:table-cell>
          <table:table-cell office:value-type="float" office:value="72746" table:style-name="ce37">
            <text:p>72.746</text:p>
          </table:table-cell>
          <table:table-cell office:value-type="percentage" office:value="1" table:style-name="ce38">
            <text:p>100,0%</text:p>
          </table:table-cell>
          <table:table-cell office:value-type="float" office:value="100755" table:style-name="ce37">
            <text:p>100.755</text:p>
          </table:table-cell>
          <table:table-cell office:value-type="percentage" office:value="0.97916403463590507" table:style-name="ce38">
            <text:p>97,9%</text:p>
          </table:table-cell>
          <table:table-cell office:value-type="float" office:value="143900" table:style-name="ce37">
            <text:p>143.900</text:p>
          </table:table-cell>
          <table:table-cell office:value-type="percentage" office:value="0.97951793287000799" table:style-name="ce38">
            <text:p>98,0%</text:p>
          </table:table-cell>
          <table:table-cell office:value-type="float" office:value="202892" table:style-name="ce37">
            <text:p>202.892</text:p>
          </table:table-cell>
          <table:table-cell office:value-type="percentage" office:value="0.95140113291068007" table:style-name="ce38">
            <text:p>95,1%</text:p>
          </table:table-cell>
          <table:table-cell office:value-type="float" office:value="222436" table:style-name="ce37">
            <text:p>222.436</text:p>
          </table:table-cell>
          <table:table-cell office:value-type="percentage" office:value="0.87519131875179512" table:style-name="ce38">
            <text:p>87,5%</text:p>
          </table:table-cell>
          <table:table-cell office:value-type="float" office:value="153539" table:style-name="ce37">
            <text:p>153.539</text:p>
          </table:table-cell>
          <table:table-cell office:value-type="percentage" office:value="0.73462581876815169" table:style-name="ce38">
            <text:p>73,5%</text:p>
          </table:table-cell>
          <table:table-cell office:value-type="float" office:value="124732" table:style-name="ce37">
            <text:p>124.732</text:p>
          </table:table-cell>
          <table:table-cell office:value-type="percentage" office:value="0.724141934884585" table:style-name="ce38">
            <text:p>72,4%</text:p>
          </table:table-cell>
          <table:table-cell office:value-type="float" office:value="102389" table:style-name="ce37">
            <text:p>102.389</text:p>
          </table:table-cell>
          <table:table-cell office:value-type="percentage" office:value="0.72158794593147002" table:style-name="ce38">
            <text:p>72,2%</text:p>
          </table:table-cell>
          <table:table-cell office:value-type="float" office:value="1123389" table:style-name="ce37">
            <text:p>1.123.389</text:p>
          </table:table-cell>
          <table:table-cell office:value-type="float" office:value="1310137" table:style-name="ce37">
            <text:p>1.310.137</text:p>
          </table:table-cell>
          <table:table-cell office:value-type="percentage" office:value="0.85745918174969493" table:style-name="ce38">
            <text:p>85,7%</text:p>
          </table:table-cell>
          <table:table-cell office:value-type="percentage" office:value="0.74335037660851833" table:style-name="ce38">
            <text:p>74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Navarra</text:p>
          </table:table-cell>
          <table:table-cell office:value-type="float" office:value="42078" table:style-name="ce37">
            <text:p>42.078</text:p>
          </table:table-cell>
          <table:table-cell office:value-type="percentage" office:value="1" table:style-name="ce38">
            <text:p>100,0%</text:p>
          </table:table-cell>
          <table:table-cell office:value-type="float" office:value="55672" table:style-name="ce37">
            <text:p>55.672</text:p>
          </table:table-cell>
          <table:table-cell office:value-type="percentage" office:value="0.99784915400057361" table:style-name="ce38">
            <text:p>99,8%</text:p>
          </table:table-cell>
          <table:table-cell office:value-type="float" office:value="71183" table:style-name="ce37">
            <text:p>71.183</text:p>
          </table:table-cell>
          <table:table-cell office:value-type="percentage" office:value="0.96396457396674073" table:style-name="ce38">
            <text:p>96,4%</text:p>
          </table:table-cell>
          <table:table-cell office:value-type="float" office:value="90222" table:style-name="ce37">
            <text:p>90.222</text:p>
          </table:table-cell>
          <table:table-cell office:value-type="percentage" office:value="0.93306720168779866" table:style-name="ce38">
            <text:p>93,3%</text:p>
          </table:table-cell>
          <table:table-cell office:value-type="float" office:value="92923" table:style-name="ce37">
            <text:p>92.923</text:p>
          </table:table-cell>
          <table:table-cell office:value-type="percentage" office:value="0.86038221514416402" table:style-name="ce38">
            <text:p>86,0%</text:p>
          </table:table-cell>
          <table:table-cell office:value-type="float" office:value="60030" table:style-name="ce37">
            <text:p>60.030</text:p>
          </table:table-cell>
          <table:table-cell office:value-type="percentage" office:value="0.7380042045217049" table:style-name="ce38">
            <text:p>73,8%</text:p>
          </table:table-cell>
          <table:table-cell office:value-type="float" office:value="50549" table:style-name="ce37">
            <text:p>50.549</text:p>
          </table:table-cell>
          <table:table-cell office:value-type="percentage" office:value="0.74198188677029664" table:style-name="ce38">
            <text:p>74,2%</text:p>
          </table:table-cell>
          <table:table-cell office:value-type="float" office:value="41503" table:style-name="ce37">
            <text:p>41.503</text:p>
          </table:table-cell>
          <table:table-cell office:value-type="percentage" office:value="0.73602539547421442" table:style-name="ce38">
            <text:p>73,6%</text:p>
          </table:table-cell>
          <table:table-cell office:value-type="float" office:value="504160" table:style-name="ce37">
            <text:p>504.160</text:p>
          </table:table-cell>
          <table:table-cell office:value-type="float" office:value="581354" table:style-name="ce37">
            <text:p>581.354</text:p>
          </table:table-cell>
          <table:table-cell office:value-type="percentage" office:value="0.86721687646425416" table:style-name="ce38">
            <text:p>86,7%</text:p>
          </table:table-cell>
          <table:table-cell office:value-type="percentage" office:value="0.76249589759179182" table:style-name="ce38">
            <text:p>76,2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País Vasco</text:p>
          </table:table-cell>
          <table:table-cell office:value-type="float" office:value="161681" table:style-name="ce37">
            <text:p>161.681</text:p>
          </table:table-cell>
          <table:table-cell office:value-type="percentage" office:value="1.0236213991769547" table:style-name="ce38">
            <text:p>102,4%</text:p>
          </table:table-cell>
          <table:table-cell office:value-type="float" office:value="211881" table:style-name="ce37">
            <text:p>211.881</text:p>
          </table:table-cell>
          <table:table-cell office:value-type="percentage" office:value="0.99436833880073772" table:style-name="ce38">
            <text:p>99,4%</text:p>
          </table:table-cell>
          <table:table-cell office:value-type="float" office:value="272043" table:style-name="ce37">
            <text:p>272.043</text:p>
          </table:table-cell>
          <table:table-cell office:value-type="percentage" office:value="0.97116939586390072" table:style-name="ce38">
            <text:p>97,1%</text:p>
          </table:table-cell>
          <table:table-cell office:value-type="float" office:value="318641" table:style-name="ce37">
            <text:p>318.641</text:p>
          </table:table-cell>
          <table:table-cell office:value-type="percentage" office:value="0.93724281348444161" table:style-name="ce38">
            <text:p>93,7%</text:p>
          </table:table-cell>
          <table:table-cell office:value-type="float" office:value="312142" table:style-name="ce37">
            <text:p>312.142</text:p>
          </table:table-cell>
          <table:table-cell office:value-type="percentage" office:value="0.86195403346284372" table:style-name="ce38">
            <text:p>86,2%</text:p>
          </table:table-cell>
          <table:table-cell office:value-type="float" office:value="186551" table:style-name="ce37">
            <text:p>186.551</text:p>
          </table:table-cell>
          <table:table-cell office:value-type="percentage" office:value="0.71600848996134991" table:style-name="ce38">
            <text:p>71,6%</text:p>
          </table:table-cell>
          <table:table-cell office:value-type="float" office:value="137746" table:style-name="ce37">
            <text:p>137.746</text:p>
          </table:table-cell>
          <table:table-cell office:value-type="percentage" office:value="0.68348764972659704" table:style-name="ce38">
            <text:p>68,3%</text:p>
          </table:table-cell>
          <table:table-cell office:value-type="float" office:value="106790" table:style-name="ce37">
            <text:p>106.790</text:p>
          </table:table-cell>
          <table:table-cell office:value-type="percentage" office:value="0.63337010545294947" table:style-name="ce38">
            <text:p>63,3%</text:p>
          </table:table-cell>
          <table:table-cell office:value-type="float" office:value="1707475" table:style-name="ce37">
            <text:p>1.707.475</text:p>
          </table:table-cell>
          <table:table-cell office:value-type="float" office:value="1983943" table:style-name="ce37">
            <text:p>1.983.943</text:p>
          </table:table-cell>
          <table:table-cell office:value-type="percentage" office:value="0.8606472060941267" table:style-name="ce38">
            <text:p>86,1%</text:p>
          </table:table-cell>
          <table:table-cell office:value-type="percentage" office:value="0.76895830856418179" table:style-name="ce38">
            <text:p>76,9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Ceuta</text:p>
          </table:table-cell>
          <table:table-cell office:value-type="float" office:value="2369" table:style-name="ce37">
            <text:p>2.369</text:p>
          </table:table-cell>
          <table:table-cell office:value-type="percentage" office:value="0.90940499040307099" table:style-name="ce38">
            <text:p>90,9%</text:p>
          </table:table-cell>
          <table:table-cell office:value-type="float" office:value="3840" table:style-name="ce37">
            <text:p>3.840</text:p>
          </table:table-cell>
          <table:table-cell office:value-type="percentage" office:value="0.88930060213061601" table:style-name="ce38">
            <text:p>88,9%</text:p>
          </table:table-cell>
          <table:table-cell office:value-type="float" office:value="7421" table:style-name="ce37">
            <text:p>7.421</text:p>
          </table:table-cell>
          <table:table-cell office:value-type="percentage" office:value="0.94450808196512659" table:style-name="ce38">
            <text:p>94,5%</text:p>
          </table:table-cell>
          <table:table-cell office:value-type="float" office:value="10217" table:style-name="ce37">
            <text:p>10.217</text:p>
          </table:table-cell>
          <table:table-cell office:value-type="percentage" office:value="0.88412945655936315" table:style-name="ce38">
            <text:p>88,4%</text:p>
          </table:table-cell>
          <table:table-cell office:value-type="float" office:value="10554" table:style-name="ce37">
            <text:p>10.554</text:p>
          </table:table-cell>
          <table:table-cell office:value-type="percentage" office:value="0.83483626008542955" table:style-name="ce38">
            <text:p>83,5%</text:p>
          </table:table-cell>
          <table:table-cell office:value-type="float" office:value="8272" table:style-name="ce37">
            <text:p>8.272</text:p>
          </table:table-cell>
          <table:table-cell office:value-type="percentage" office:value="0.69547671094669583" table:style-name="ce38">
            <text:p>69,5%</text:p>
          </table:table-cell>
          <table:table-cell office:value-type="float" office:value="7638" table:style-name="ce37">
            <text:p>7.638</text:p>
          </table:table-cell>
          <table:table-cell office:value-type="percentage" office:value="0.69645299534968541" table:style-name="ce38">
            <text:p>69,6%</text:p>
          </table:table-cell>
          <table:table-cell office:value-type="float" office:value="5951" table:style-name="ce37">
            <text:p>5.951</text:p>
          </table:table-cell>
          <table:table-cell office:value-type="percentage" office:value="0.65209292132369057" table:style-name="ce38">
            <text:p>65,2%</text:p>
          </table:table-cell>
          <table:table-cell office:value-type="float" office:value="56262" table:style-name="ce37">
            <text:p>56.262</text:p>
          </table:table-cell>
          <table:table-cell office:value-type="float" office:value="70965" table:style-name="ce37">
            <text:p>70.965</text:p>
          </table:table-cell>
          <table:table-cell office:value-type="percentage" office:value="0.79281335869794967" table:style-name="ce38">
            <text:p>79,3%</text:p>
          </table:table-cell>
          <table:table-cell office:value-type="percentage" office:value="0.66817890311394024" table:style-name="ce38">
            <text:p>66,8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Melilla</text:p>
          </table:table-cell>
          <table:table-cell office:value-type="float" office:value="1953" table:style-name="ce37">
            <text:p>1.953</text:p>
          </table:table-cell>
          <table:table-cell office:value-type="percentage" office:value="0.83141762452107282" table:style-name="ce38">
            <text:p>83,1%</text:p>
          </table:table-cell>
          <table:table-cell office:value-type="float" office:value="3225" table:style-name="ce37">
            <text:p>3.225</text:p>
          </table:table-cell>
          <table:table-cell office:value-type="percentage" office:value="0.86045891141942366" table:style-name="ce38">
            <text:p>86,0%</text:p>
          </table:table-cell>
          <table:table-cell office:value-type="float" office:value="6929" table:style-name="ce37">
            <text:p>6.929</text:p>
          </table:table-cell>
          <table:table-cell office:value-type="percentage" office:value="0.88526894084579022" table:style-name="ce38">
            <text:p>88,5%</text:p>
          </table:table-cell>
          <table:table-cell office:value-type="float" office:value="9367" table:style-name="ce37">
            <text:p>9.367</text:p>
          </table:table-cell>
          <table:table-cell office:value-type="percentage" office:value="0.82901141693955216" table:style-name="ce38">
            <text:p>82,9%</text:p>
          </table:table-cell>
          <table:table-cell office:value-type="float" office:value="9636" table:style-name="ce37">
            <text:p>9.636</text:p>
          </table:table-cell>
          <table:table-cell office:value-type="percentage" office:value="0.80286618896850526" table:style-name="ce38">
            <text:p>80,3%</text:p>
          </table:table-cell>
          <table:table-cell office:value-type="float" office:value="7902" table:style-name="ce37">
            <text:p>7.902</text:p>
          </table:table-cell>
          <table:table-cell office:value-type="percentage" office:value="0.65128162861617078" table:style-name="ce38">
            <text:p>65,1%</text:p>
          </table:table-cell>
          <table:table-cell office:value-type="float" office:value="7327" table:style-name="ce37">
            <text:p>7.327</text:p>
          </table:table-cell>
          <table:table-cell office:value-type="percentage" office:value="0.61083784910379324" table:style-name="ce38">
            <text:p>61,1%</text:p>
          </table:table-cell>
          <table:table-cell office:value-type="float" office:value="6063" table:style-name="ce37">
            <text:p>6.063</text:p>
          </table:table-cell>
          <table:table-cell office:value-type="percentage" office:value="0.63327762690620426" table:style-name="ce38">
            <text:p>63,3%</text:p>
          </table:table-cell>
          <table:table-cell office:value-type="float" office:value="52402" table:style-name="ce37">
            <text:p>52.402</text:p>
          </table:table-cell>
          <table:table-cell office:value-type="float" office:value="70927" table:style-name="ce37">
            <text:p>70.927</text:p>
          </table:table-cell>
          <table:table-cell office:value-type="percentage" office:value="0.73881596571122421" table:style-name="ce38">
            <text:p>73,9%</text:p>
          </table:table-cell>
          <table:table-cell office:value-type="percentage" office:value="0.60179613211447469" table:style-name="ce38">
            <text:p>60,2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Fuerzas Armadas</text:p>
          </table:table-cell>
          <table:table-cell office:value-type="float" office:value="23" table:style-name="ce37">
            <text:p>23</text:p>
          </table:table-cell>
          <table:table-cell office:value-type="string" table:style-name="ce38">
            <text:p>-</text:p>
          </table:table-cell>
          <table:table-cell office:value-type="float" office:value="17" table:style-name="ce37">
            <text:p>17</text:p>
          </table:table-cell>
          <table:table-cell office:value-type="string" table:style-name="ce38">
            <text:p>-</text:p>
          </table:table-cell>
          <table:table-cell office:value-type="float" office:value="3391" table:style-name="ce37">
            <text:p>3.391</text:p>
          </table:table-cell>
          <table:table-cell office:value-type="string" table:style-name="ce38">
            <text:p>-</text:p>
          </table:table-cell>
          <table:table-cell office:value-type="float" office:value="8912" table:style-name="ce37">
            <text:p>8.912</text:p>
          </table:table-cell>
          <table:table-cell office:value-type="string" table:style-name="ce38">
            <text:p>-</text:p>
          </table:table-cell>
          <table:table-cell office:value-type="float" office:value="20562" table:style-name="ce37">
            <text:p>20.562</text:p>
          </table:table-cell>
          <table:table-cell office:value-type="string" table:style-name="ce38">
            <text:p>-</text:p>
          </table:table-cell>
          <table:table-cell office:value-type="float" office:value="29665" table:style-name="ce37">
            <text:p>29.665</text:p>
          </table:table-cell>
          <table:table-cell office:value-type="string" table:style-name="ce38">
            <text:p>-</text:p>
          </table:table-cell>
          <table:table-cell office:value-type="float" office:value="22174" table:style-name="ce37">
            <text:p>22.174</text:p>
          </table:table-cell>
          <table:table-cell office:value-type="string" table:style-name="ce38">
            <text:p>-</text:p>
          </table:table-cell>
          <table:table-cell office:value-type="float" office:value="985" table:style-name="ce37">
            <text:p>985</text:p>
          </table:table-cell>
          <table:table-cell office:value-type="string" table:style-name="ce38">
            <text:p>-</text:p>
          </table:table-cell>
          <table:table-cell office:value-type="float" office:value="85729" table:style-name="ce37">
            <text:p>85.729</text:p>
          </table:table-cell>
          <table:table-cell office:value-type="string" table:style-name="ce37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7">
            <text:p>Sanidad Exterior</text:p>
          </table:table-cell>
          <table:table-cell office:value-type="float" office:value="25" table:style-name="ce40">
            <text:p>25</text:p>
          </table:table-cell>
          <table:table-cell office:value-type="string" table:style-name="ce41">
            <text:p>-</text:p>
          </table:table-cell>
          <table:table-cell office:value-type="float" office:value="28" table:style-name="ce40">
            <text:p>28</text:p>
          </table:table-cell>
          <table:table-cell office:value-type="string" table:style-name="ce41">
            <text:p>-</text:p>
          </table:table-cell>
          <table:table-cell office:value-type="float" office:value="193" table:style-name="ce40">
            <text:p>193</text:p>
          </table:table-cell>
          <table:table-cell office:value-type="string" table:style-name="ce41">
            <text:p>-</text:p>
          </table:table-cell>
          <table:table-cell office:value-type="float" office:value="539" table:style-name="ce40">
            <text:p>539</text:p>
          </table:table-cell>
          <table:table-cell office:value-type="string" table:style-name="ce41">
            <text:p>-</text:p>
          </table:table-cell>
          <table:table-cell office:value-type="float" office:value="1017" table:style-name="ce40">
            <text:p>1.017</text:p>
          </table:table-cell>
          <table:table-cell office:value-type="string" table:style-name="ce41">
            <text:p>-</text:p>
          </table:table-cell>
          <table:table-cell office:value-type="float" office:value="1111" table:style-name="ce40">
            <text:p>1.111</text:p>
          </table:table-cell>
          <table:table-cell office:value-type="string" table:style-name="ce41">
            <text:p>-</text:p>
          </table:table-cell>
          <table:table-cell office:value-type="float" office:value="973" table:style-name="ce40">
            <text:p>973</text:p>
          </table:table-cell>
          <table:table-cell office:value-type="string" table:style-name="ce41">
            <text:p>-</text:p>
          </table:table-cell>
          <table:table-cell office:value-type="float" office:value="139" table:style-name="ce40">
            <text:p>139</text:p>
          </table:table-cell>
          <table:table-cell office:value-type="string" table:style-name="ce41">
            <text:p>-</text:p>
          </table:table-cell>
          <table:table-cell office:value-type="float" office:value="4025" table:style-name="ce40">
            <text:p>4.025</text:p>
          </table:table-cell>
          <table:table-cell office:value-type="string" table:style-name="ce40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20" table:style-name="ce21"/>
          <table:table-cell table:number-columns-repeated="16343" table:style-name="ce42"/>
        </table:table-row>
        <table:table-row table:style-name="ro8">
          <table:table-cell office:value-type="string" table:style-name="ce43">
            <text:p>Total España</text:p>
          </table:table-cell>
          <table:table-cell office:value-type="float" office:value="2897842" table:style-name="ce44">
            <text:p>2.897.842</text:p>
          </table:table-cell>
          <table:table-cell office:value-type="percentage" office:value="1" table:style-name="ce45">
            <text:p>100,0%</text:p>
          </table:table-cell>
          <table:table-cell office:value-type="float" office:value="3908526" table:style-name="ce44">
            <text:p>3.908.526</text:p>
          </table:table-cell>
          <table:table-cell office:value-type="percentage" office:value="0.98699029935265892" table:style-name="ce45">
            <text:p>98,7%</text:p>
          </table:table-cell>
          <table:table-cell office:value-type="float" office:value="5168247" table:style-name="ce44">
            <text:p>5.168.247</text:p>
          </table:table-cell>
          <table:table-cell office:value-type="percentage" office:value="0.96838309113046206" table:style-name="ce45">
            <text:p>96,8%</text:p>
          </table:table-cell>
          <table:table-cell office:value-type="float" office:value="6556978" table:style-name="ce44">
            <text:p>6.556.978</text:p>
          </table:table-cell>
          <table:table-cell office:value-type="percentage" office:value="0.93227537661520765" table:style-name="ce45">
            <text:p>93,2%</text:p>
          </table:table-cell>
          <table:table-cell office:value-type="float" office:value="6751824" table:style-name="ce44">
            <text:p>6.751.824</text:p>
          </table:table-cell>
          <table:table-cell office:value-type="percentage" office:value="0.85555613421988086" table:style-name="ce45">
            <text:p>85,6%</text:p>
          </table:table-cell>
          <table:table-cell office:value-type="float" office:value="4525384" table:style-name="ce44">
            <text:p>4.525.384</text:p>
          </table:table-cell>
          <table:table-cell office:value-type="percentage" office:value="0.7263388901167388" table:style-name="ce45">
            <text:p>72,6%</text:p>
          </table:table-cell>
          <table:table-cell office:value-type="float" office:value="3519699" table:style-name="ce44">
            <text:p>3.519.699</text:p>
          </table:table-cell>
          <table:table-cell office:value-type="percentage" office:value="0.71182108303132285" table:style-name="ce45">
            <text:p>71,2%</text:p>
          </table:table-cell>
          <table:table-cell office:value-type="float" office:value="2677046" table:style-name="ce44">
            <text:p>2.677.046</text:p>
          </table:table-cell>
          <table:table-cell office:value-type="percentage" office:value="0.68841917295456612" table:style-name="ce45">
            <text:p>68,8%</text:p>
          </table:table-cell>
          <table:table-cell office:value-type="float" office:value="36005546" table:style-name="ce44">
            <text:p>36.005.546</text:p>
          </table:table-cell>
          <table:table-cell office:value-type="float" office:value="42119827" table:style-name="ce44">
            <text:p>42.119.827</text:p>
          </table:table-cell>
          <table:table-cell office:value-type="percentage" office:value="0.8548360371945497" table:style-name="ce45">
            <text:p>85,5%</text:p>
          </table:table-cell>
          <table:table-cell office:value-type="percentage" office:value="0.75879752910356923" table:style-name="ce45">
            <text:p>75,9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6"/>
          <table:table-cell table:style-name="ce21"/>
          <table:table-cell table:style-name="ce46"/>
          <table:table-cell table:style-name="ce42"/>
          <table:table-cell table:style-name="ce46"/>
          <table:table-cell table:style-name="ce21"/>
          <table:table-cell table:style-name="ce46"/>
          <table:table-cell table:number-columns-repeated="2" table:style-name="ce21"/>
          <table:table-cell table:style-name="ce46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9-20T15:33:20Z</meta:creation-date>
    <dc:date>2021-09-20T15:33:47Z</dc:date>
  </office:meta>
</office:document-meta>
</file>